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5465in" svg:y="0.6134in">
            <draw:object draw:notify-on-update-of-ranges="Sheet1.A1:Sheet1.A181 Sheet1.B1:Sheet1.B181 Sheet1.A1:Sheet1.A181 Sheet1.C1:Sheet1.C181 Sheet1.A1:Sheet1.A181 Sheet1.D1:Sheet1.D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822in" svg:y="3.5035in">
            <draw:object draw:notify-on-update-of-ranges="Sheet1.A1:Sheet1.A181 Sheet1.E1:Sheet1.E181 Sheet1.A1:Sheet1.A181 Sheet1.F1:Sheet1.F181 Sheet1.A1:Sheet1.A181 Sheet1.G1:Sheet1.G1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6.9283in" svg:y="0.7094in">
            <draw:object draw:notify-on-update-of-ranges="Sheet1.A1:Sheet1.A181 Sheet1.H1:Sheet1.H181 Sheet1.A1:Sheet1.A181 Sheet1.I1:Sheet1.I181 Sheet1.A1:Sheet1.A181 Sheet1.J1:Sheet1.J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565" calcext:value-type="float">
            <text:p>1.5956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3.24" calcext:value-type="float">
            <text:p>-3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32" calcext:value-type="float">
            <text:p>1.5832</text:p>
          </table:table-cell>
          <table:table-cell office:value-type="float" office:value="-0.324" calcext:value-type="float">
            <text:p>-0.324</text:p>
          </table:table-cell>
          <table:table-cell office:value-type="float" office:value="-2.88" calcext:value-type="float">
            <text:p>-2.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 tool</text:p>
          </table:table-cell>
          <table:table-cell table:number-columns-repeated="6"/>
          <table:table-cell office:value-type="string" calcext:value-type="string">
            <text:p>RZ tool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6355" calcext:value-type="float">
            <text:p>1.56355</text:p>
          </table:table-cell>
          <table:table-cell office:value-type="float" office:value="-0.459" calcext:value-type="float">
            <text:p>-0.459</text:p>
          </table:table-cell>
          <table:table-cell office:value-type="float" office:value="-2.52" calcext:value-type="float">
            <text:p>-2.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76" calcext:value-type="float">
            <text:p>1.537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16" calcext:value-type="float">
            <text:p>-2.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625" calcext:value-type="float">
            <text:p>1.50625</text:p>
          </table:table-cell>
          <table:table-cell office:value-type="float" office:value="-0.675" calcext:value-type="float">
            <text:p>-0.675</text:p>
          </table:table-cell>
          <table:table-cell office:value-type="float" office:value="-1.8" calcext:value-type="float">
            <text:p>-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704" calcext:value-type="float">
            <text:p>1.4704</text:p>
          </table:table-cell>
          <table:table-cell office:value-type="float" office:value="-0.756" calcext:value-type="float">
            <text:p>-0.756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095" calcext:value-type="float">
            <text:p>1.43095</text:p>
          </table:table-cell>
          <table:table-cell office:value-type="float" office:value="-0.819" calcext:value-type="float">
            <text:p>-0.819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88" calcext:value-type="float">
            <text:p>1.3888</text:p>
          </table:table-cell>
          <table:table-cell office:value-type="float" office:value="-0.864" calcext:value-type="float">
            <text:p>-0.864</text:p>
          </table:table-cell>
          <table:table-cell office:value-type="float" office:value="-0.72" calcext:value-type="float">
            <text:p>-0.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-0.891" calcext:value-type="float">
            <text:p>-0.891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-0.9" calcext:value-type="float">
            <text:p>-0.9</text:p>
          </table:table-cell>
          <table:table-cell table:style-name="ce1" office:value-type="float" office:value="-4.44089E-016" calcext:value-type="float">
            <text:p>-4.4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515" calcext:value-type="float">
            <text:p>1.25515</text:p>
          </table:table-cell>
          <table:table-cell office:value-type="float" office:value="-0.891" calcext:value-type="float">
            <text:p>-0.891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112" calcext:value-type="float">
            <text:p>1.2112</text:p>
          </table:table-cell>
          <table:table-cell office:value-type="float" office:value="-0.864" calcext:value-type="float">
            <text:p>-0.864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905" calcext:value-type="float">
            <text:p>1.16905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96" calcext:value-type="float">
            <text:p>1.1296</text:p>
          </table:table-cell>
          <table:table-cell office:value-type="float" office:value="-0.756" calcext:value-type="float">
            <text:p>-0.756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0.675" calcext:value-type="float">
            <text:p>-0.675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24" calcext:value-type="float">
            <text:p>1.0624</text:p>
          </table:table-cell>
          <table:table-cell office:value-type="float" office:value="-0.576" calcext:value-type="float">
            <text:p>-0.576</text:p>
          </table:table-cell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645" calcext:value-type="float">
            <text:p>1.03645</text:p>
          </table:table-cell>
          <table:table-cell office:value-type="float" office:value="-0.459" calcext:value-type="float">
            <text:p>-0.459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68" calcext:value-type="float">
            <text:p>1.0168</text:p>
          </table:table-cell>
          <table:table-cell office:value-type="float" office:value="-0.324" calcext:value-type="float">
            <text:p>-0.32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0435" calcext:value-type="float">
            <text:p>1.00435</text:p>
          </table:table-cell>
          <table:table-cell office:value-type="float" office:value="-0.171" calcext:value-type="float">
            <text:p>-0.171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33227E-015" calcext:value-type="float">
            <text:p>1.33E-15</text:p>
          </table:table-cell>
          <table:table-cell table:style-name="ce1" office:value-type="float" office:value="3.55271E-015" calcext:value-type="float">
            <text:p>3.55E-15</text:p>
          </table:table-cell>
          <table:table-cell office:value-type="float" office:value="9.42478" calcext:value-type="float">
            <text:p>9.42478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3883" calcext:value-type="float">
            <text:p>0.0113883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8.4823" calcext:value-type="float">
            <text:p>8.4823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39823" calcext:value-type="float">
            <text:p>0.0439823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7.53982" calcext:value-type="float">
            <text:p>7.53982</text:p>
          </table:table-cell>
          <table:table-cell table:number-columns-repeated="11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6.59734" calcext:value-type="float">
            <text:p>6.59734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3363" calcext:value-type="float">
            <text:p>0.16336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5.65487" calcext:value-type="float">
            <text:p>5.65487</text:p>
          </table:table-cell>
          <table:table-cell table:number-columns-repeated="3"/>
          <table:table-cell office:value-type="string" calcext:value-type="string">
            <text:p>z tool</text:p>
          </table:table-cell>
          <table:table-cell table:number-columns-repeated="7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5437" calcext:value-type="float">
            <text:p>0.245437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4.71239" calcext:value-type="float">
            <text:p>4.71239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9292" calcext:value-type="float">
            <text:p>0.339292</text:p>
          </table:table-cell>
          <table:table-cell office:value-type="float" office:value="1.9792" calcext:value-type="float">
            <text:p>1.9792</text:p>
          </table:table-cell>
          <table:table-cell office:value-type="float" office:value="3.76991" calcext:value-type="float">
            <text:p>3.76991</text:p>
          </table:table-cell>
          <table:table-cell table:number-columns-repeated="11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2572" calcext:value-type="float">
            <text:p>0.44257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2.82743" calcext:value-type="float">
            <text:p>2.82743</text:p>
          </table:table-cell>
          <table:table-cell table:number-columns-repeated="11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292" calcext:value-type="float">
            <text:p>0.55292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1.88496" calcext:value-type="float">
            <text:p>1.88496</text:p>
          </table:table-cell>
          <table:table-cell table:number-columns-repeated="11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7981" calcext:value-type="float">
            <text:p>0.667981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0.942478" calcext:value-type="float">
            <text:p>0.942478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2.35619" calcext:value-type="float">
            <text:p>2.35619</text:p>
          </table:table-cell>
          <table:table-cell table:style-name="ce1" office:value-type="float" office:value="-0.0000000000000142109" calcext:value-type="float">
            <text:p>-1.42E-14</text:p>
          </table:table-cell>
          <table:table-cell table:number-columns-repeated="11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2815" calcext:value-type="float">
            <text:p>0.902815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-0.942478" calcext:value-type="float">
            <text:p>-0.942478</text:p>
          </table:table-cell>
          <table:table-cell table:number-columns-repeated="11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788" calcext:value-type="float">
            <text:p>1.01788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-1.88496" calcext:value-type="float">
            <text:p>-1.88496</text:p>
          </table:table-cell>
          <table:table-cell table:number-columns-repeated="11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822" calcext:value-type="float">
            <text:p>1.1282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-2.82743" calcext:value-type="float">
            <text:p>-2.82743</text:p>
          </table:table-cell>
          <table:table-cell table:number-columns-repeated="11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15" calcext:value-type="float">
            <text:p>1.2315</text:p>
          </table:table-cell>
          <table:table-cell office:value-type="float" office:value="1.9792" calcext:value-type="float">
            <text:p>1.9792</text:p>
          </table:table-cell>
          <table:table-cell office:value-type="float" office:value="-3.76991" calcext:value-type="float">
            <text:p>-3.76991</text:p>
          </table:table-cell>
          <table:table-cell table:number-columns-repeated="11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2536" calcext:value-type="float">
            <text:p>1.32536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-4.71239" calcext:value-type="float">
            <text:p>-4.71239</text:p>
          </table:table-cell>
          <table:table-cell table:number-columns-repeated="11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743" calcext:value-type="float">
            <text:p>1.4074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-5.65487" calcext:value-type="float">
            <text:p>-5.65487</text:p>
          </table:table-cell>
          <table:table-cell table:number-columns-repeated="11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7537" calcext:value-type="float">
            <text:p>1.47537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-6.59734" calcext:value-type="float">
            <text:p>-6.59734</text:p>
          </table:table-cell>
          <table:table-cell table:number-columns-repeated="11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2681" calcext:value-type="float">
            <text:p>1.52681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-7.53982" calcext:value-type="float">
            <text:p>-7.53982</text:p>
          </table:table-cell>
          <table:table-cell table:number-columns-repeated="11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941" calcext:value-type="float">
            <text:p>1.55941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-8.4823" calcext:value-type="float">
            <text:p>-8.482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329844" calcext:value-type="float">
            <text:p>0.00329844</text:p>
          </table:table-cell>
          <table:table-cell office:value-type="float" office:value="0.129187" calcext:value-type="float">
            <text:p>0.129187</text:p>
          </table:table-cell>
          <table:table-cell office:value-type="float" office:value="15.1637" calcext:value-type="float">
            <text:p>15.1637</text:p>
          </table:table-cell>
          <table:table-cell office:value-type="float" office:value="0.998254" calcext:value-type="float">
            <text:p>0.998254</text:p>
          </table:table-cell>
          <table:table-cell office:value-type="float" office:value="-0.067275" calcext:value-type="float">
            <text:p>-0.067275</text:p>
          </table:table-cell>
          <table:table-cell office:value-type="float" office:value="-1.194" calcext:value-type="float">
            <text:p>-1.194</text:p>
          </table:table-cell>
          <table:table-cell office:value-type="float" office:value="1.56473" calcext:value-type="float">
            <text:p>1.56473</text:p>
          </table:table-cell>
          <table:table-cell office:value-type="float" office:value="-0.227336" calcext:value-type="float">
            <text:p>-0.227336</text:p>
          </table:table-cell>
          <table:table-cell office:value-type="float" office:value="-3.64523" calcext:value-type="float">
            <text:p>-3.64523</text:p>
          </table:table-cell>
          <table:table-cell table:number-columns-repeated="1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24225" calcext:value-type="float">
            <text:p>0.24225</text:p>
          </table:table-cell>
          <table:table-cell office:value-type="float" office:value="15.4675" calcext:value-type="float">
            <text:p>15.4675</text:p>
          </table:table-cell>
          <table:table-cell office:value-type="float" office:value="0.99352" calcext:value-type="float">
            <text:p>0.99352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-0.906" calcext:value-type="float">
            <text:p>-0.906</text:p>
          </table:table-cell>
          <table:table-cell office:value-type="float" office:value="1.54948" calcext:value-type="float">
            <text:p>1.54948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2.08131" calcext:value-type="float">
            <text:p>-2.08131</text:p>
          </table:table-cell>
          <table:table-cell table:number-columns-repeated="11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272672" calcext:value-type="float">
            <text:p>0.0272672</text:p>
          </table:table-cell>
          <table:table-cell office:value-type="float" office:value="0.339937" calcext:value-type="float">
            <text:p>0.339937</text:p>
          </table:table-cell>
          <table:table-cell office:value-type="float" office:value="15.7862" calcext:value-type="float">
            <text:p>15.7862</text:p>
          </table:table-cell>
          <table:table-cell office:value-type="float" office:value="0.986517" calcext:value-type="float">
            <text:p>0.986517</text:p>
          </table:table-cell>
          <table:table-cell office:value-type="float" office:value="-0.158175" calcext:value-type="float">
            <text:p>-0.158175</text:p>
          </table:table-cell>
          <table:table-cell office:value-type="float" office:value="-0.636" calcext:value-type="float">
            <text:p>-0.636</text:p>
          </table:table-cell>
          <table:table-cell office:value-type="float" office:value="1.52898" calcext:value-type="float">
            <text:p>1.52898</text:p>
          </table:table-cell>
          <table:table-cell office:value-type="float" office:value="-0.439983" calcext:value-type="float">
            <text:p>-0.439983</text:p>
          </table:table-cell>
          <table:table-cell office:value-type="float" office:value="-0.788343" calcext:value-type="float">
            <text:p>-0.788343</text:p>
          </table:table-cell>
          <table:table-cell table:number-columns-repeated="11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423" calcext:value-type="float">
            <text:p>0.423</text:p>
          </table:table-cell>
          <table:table-cell office:value-type="float" office:value="16.12" calcext:value-type="float">
            <text:p>16.12</text:p>
          </table:table-cell>
          <table:table-cell office:value-type="float" office:value="0.97792" calcext:value-type="float">
            <text:p>0.97792</text:p>
          </table:table-cell>
          <table:table-cell office:value-type="float" office:value="-0.1836" calcext:value-type="float">
            <text:p>-0.1836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50646" calcext:value-type="float">
            <text:p>1.50646</text:p>
          </table:table-cell>
          <table:table-cell office:value-type="float" office:value="-0.452389" calcext:value-type="float">
            <text:p>-0.452389</text:p>
          </table:table-cell>
          <table:table-cell office:value-type="float" office:value="0.251327" calcext:value-type="float">
            <text:p>0.251327</text:p>
          </table:table-cell>
          <table:table-cell table:number-columns-repeated="11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693359" calcext:value-type="float">
            <text:p>0.0693359</text:p>
          </table:table-cell>
          <table:table-cell office:value-type="float" office:value="0.492188" calcext:value-type="float">
            <text:p>0.492188</text:p>
          </table:table-cell>
          <table:table-cell office:value-type="float" office:value="16.4687" calcext:value-type="float">
            <text:p>16.4687</text:p>
          </table:table-cell>
          <table:table-cell office:value-type="float" office:value="0.968359" calcext:value-type="float">
            <text:p>0.968359</text:p>
          </table:table-cell>
          <table:table-cell office:value-type="float" office:value="-0.196875" calcext:value-type="float">
            <text:p>-0.196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48451" calcext:value-type="float">
            <text:p>1.48451</text:p>
          </table:table-cell>
          <table:table-cell office:value-type="float" office:value="-0.418777" calcext:value-type="float">
            <text:p>-0.418777</text:p>
          </table:table-cell>
          <table:table-cell office:value-type="float" office:value="1.05538" calcext:value-type="float">
            <text:p>1.05538</text:p>
          </table:table-cell>
          <table:table-cell table:number-columns-repeated="11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16.8325" calcext:value-type="float">
            <text:p>16.8325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-0.1989" calcext:value-type="float">
            <text:p>-0.1989</text:p>
          </table:table-cell>
          <table:table-cell office:value-type="float" office:value="0.066" calcext:value-type="float">
            <text:p>0.066</text:p>
          </table:table-cell>
          <table:table-cell office:value-type="float" office:value="1.46516" calcext:value-type="float">
            <text:p>1.46516</text:p>
          </table:table-cell>
          <table:table-cell office:value-type="float" office:value="-0.350484" calcext:value-type="float">
            <text:p>-0.350484</text:p>
          </table:table-cell>
          <table:table-cell office:value-type="float" office:value="1.64148" calcext:value-type="float">
            <text:p>1.64148</text:p>
          </table:table-cell>
          <table:table-cell table:number-columns-repeated="11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123955" calcext:value-type="float">
            <text:p>0.123955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17.2112" calcext:value-type="float">
            <text:p>17.2112</text:p>
          </table:table-cell>
          <table:table-cell office:value-type="float" office:value="0.948642" calcext:value-type="float">
            <text:p>0.948642</text:p>
          </table:table-cell>
          <table:table-cell office:value-type="float" office:value="-0.190575" calcext:value-type="float">
            <text:p>-0.190575</text:p>
          </table:table-cell>
          <table:table-cell office:value-type="float" office:value="0.264" calcext:value-type="float">
            <text:p>0.264</text:p>
          </table:table-cell>
          <table:table-cell office:value-type="float" office:value="1.44986" calcext:value-type="float">
            <text:p>1.44986</text:p>
          </table:table-cell>
          <table:table-cell office:value-type="float" office:value="-0.257966" calcext:value-type="float">
            <text:p>-0.257966</text:p>
          </table:table-cell>
          <table:table-cell office:value-type="float" office:value="2.02731" calcext:value-type="float">
            <text:p>2.02731</text:p>
          </table:table-cell>
          <table:table-cell table:number-columns-repeated="11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24" calcext:value-type="float">
            <text:p>0.624</text:p>
          </table:table-cell>
          <table:table-cell office:value-type="float" office:value="17.605" calcext:value-type="float">
            <text:p>17.605</text:p>
          </table:table-cell>
          <table:table-cell office:value-type="float" office:value="0.93952" calcext:value-type="float">
            <text:p>0.93952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0.444" calcext:value-type="float">
            <text:p>0.444</text:p>
          </table:table-cell>
          <table:table-cell office:value-type="float" office:value="1.4396" calcext:value-type="float">
            <text:p>1.4396</text:p>
          </table:table-cell>
          <table:table-cell office:value-type="float" office:value="-0.150796" calcext:value-type="float">
            <text:p>-0.150796</text:p>
          </table:table-cell>
          <table:table-cell office:value-type="float" office:value="2.23053" calcext:value-type="float">
            <text:p>2.23053</text:p>
          </table:table-cell>
          <table:table-cell table:number-columns-repeated="11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186173" calcext:value-type="float">
            <text:p>0.186173</text:p>
          </table:table-cell>
          <table:table-cell office:value-type="float" office:value="0.645187" calcext:value-type="float">
            <text:p>0.645187</text:p>
          </table:table-cell>
          <table:table-cell office:value-type="float" office:value="18.0137" calcext:value-type="float">
            <text:p>18.0137</text:p>
          </table:table-cell>
          <table:table-cell office:value-type="float" office:value="0.931504" calcext:value-type="float">
            <text:p>0.931504</text:p>
          </table:table-cell>
          <table:table-cell office:value-type="float" office:value="-0.146475" calcext:value-type="float">
            <text:p>-0.146475</text:p>
          </table:table-cell>
          <table:table-cell office:value-type="float" office:value="0.606" calcext:value-type="float">
            <text:p>0.606</text:p>
          </table:table-cell>
          <table:table-cell office:value-type="float" office:value="1.43488" calcext:value-type="float">
            <text:p>1.43488</text:p>
          </table:table-cell>
          <table:table-cell office:value-type="float" office:value="-0.0376623" calcext:value-type="float">
            <text:p>-0.0376623</text:p>
          </table:table-cell>
          <table:table-cell office:value-type="float" office:value="2.26882" calcext:value-type="float">
            <text:p>2.26882</text:p>
          </table:table-cell>
          <table:table-cell table:number-columns-repeated="1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0.925" calcext:value-type="float">
            <text:p>0.925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3581" calcext:value-type="float">
            <text:p>1.43581</text:p>
          </table:table-cell>
          <table:table-cell office:value-type="float" office:value="0.0736311" calcext:value-type="float">
            <text:p>0.0736311</text:p>
          </table:table-cell>
          <table:table-cell office:value-type="float" office:value="2.15985" calcext:value-type="float">
            <text:p>2.15985</text:p>
          </table:table-cell>
          <table:table-cell table:number-columns-repeated="11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251642" calcext:value-type="float">
            <text:p>0.251642</text:p>
          </table:table-cell>
          <table:table-cell office:value-type="float" office:value="0.657937" calcext:value-type="float">
            <text:p>0.657937</text:p>
          </table:table-cell>
          <table:table-cell office:value-type="float" office:value="18.8762" calcext:value-type="float">
            <text:p>18.8762</text:p>
          </table:table-cell>
          <table:table-cell office:value-type="float" office:value="0.920367" calcext:value-type="float">
            <text:p>0.920367</text:p>
          </table:table-cell>
          <table:table-cell office:value-type="float" office:value="-0.071775" calcext:value-type="float">
            <text:p>-0.071775</text:p>
          </table:table-cell>
          <table:table-cell office:value-type="float" office:value="0.876" calcext:value-type="float">
            <text:p>0.876</text:p>
          </table:table-cell>
          <table:table-cell office:value-type="float" office:value="1.4421" calcext:value-type="float">
            <text:p>1.4421</text:p>
          </table:table-cell>
          <table:table-cell office:value-type="float" office:value="0.176162" calcext:value-type="float">
            <text:p>0.176162</text:p>
          </table:table-cell>
          <table:table-cell office:value-type="float" office:value="1.92128" calcext:value-type="float">
            <text:p>1.92128</text:p>
          </table:table-cell>
          <table:table-cell table:number-columns-repeated="11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651" calcext:value-type="float">
            <text:p>0.651</text:p>
          </table:table-cell>
          <table:table-cell office:value-type="float" office:value="19.33" calcext:value-type="float">
            <text:p>19.33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984" calcext:value-type="float">
            <text:p>0.984</text:p>
          </table:table-cell>
          <table:table-cell office:value-type="float" office:value="1.45318" calcext:value-type="float">
            <text:p>1.45318</text:p>
          </table:table-cell>
          <table:table-cell office:value-type="float" office:value="0.263894" calcext:value-type="float">
            <text:p>0.263894</text:p>
          </table:table-cell>
          <table:table-cell office:value-type="float" office:value="1.5708" calcext:value-type="float">
            <text:p>1.5708</text:p>
          </table:table-cell>
          <table:table-cell table:number-columns-repeated="11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316611" calcext:value-type="float">
            <text:p>0.316611</text:p>
          </table:table-cell>
          <table:table-cell office:value-type="float" office:value="0.636187" calcext:value-type="float">
            <text:p>0.63618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.917929" calcext:value-type="float">
            <text:p>0.917929</text:p>
          </table:table-cell>
          <table:table-cell office:value-type="float" office:value="0.026325" calcext:value-type="float">
            <text:p>0.026325</text:p>
          </table:table-cell>
          <table:table-cell office:value-type="float" office:value="1.074" calcext:value-type="float">
            <text:p>1.074</text:p>
          </table:table-cell>
          <table:table-cell office:value-type="float" office:value="1.46816" calcext:value-type="float">
            <text:p>1.46816</text:p>
          </table:table-cell>
          <table:table-cell office:value-type="float" office:value="0.331671" calcext:value-type="float">
            <text:p>0.331671</text:p>
          </table:table-cell>
          <table:table-cell office:value-type="float" office:value="1.12606" calcext:value-type="float">
            <text:p>1.12606</text:p>
          </table:table-cell>
          <table:table-cell table:number-columns-repeated="1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20.2825" calcext:value-type="float">
            <text:p>20.2825</text:p>
          </table:table-cell>
          <table:table-cell office:value-type="float" office:value="0.92062" calcext:value-type="float">
            <text:p>0.92062</text:p>
          </table:table-cell>
          <table:table-cell office:value-type="float" office:value="0.0819" calcext:value-type="float">
            <text:p>0.0819</text:p>
          </table:table-cell>
          <table:table-cell office:value-type="float" office:value="1.146" calcext:value-type="float">
            <text:p>1.146</text:p>
          </table:table-cell>
          <table:table-cell office:value-type="float" office:value="1.48594" calcext:value-type="float">
            <text:p>1.48594</text:p>
          </table:table-cell>
          <table:table-cell office:value-type="float" office:value="0.375224" calcext:value-type="float">
            <text:p>0.375224</text:p>
          </table:table-cell>
          <table:table-cell office:value-type="float" office:value="0.604757" calcext:value-type="float">
            <text:p>0.604757</text:p>
          </table:table-cell>
          <table:table-cell table:number-columns-repeated="11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37793" calcext:value-type="float">
            <text:p>0.37793</text:p>
          </table:table-cell>
          <table:table-cell office:value-type="float" office:value="0.585938" calcext:value-type="float">
            <text:p>0.585938</text:p>
          </table:table-cell>
          <table:table-cell office:value-type="float" office:value="20.7812" calcext:value-type="float">
            <text:p>20.7812</text:p>
          </table:table-cell>
          <table:table-cell office:value-type="float" office:value="0.926172" calcext:value-type="float">
            <text:p>0.926172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.2" calcext:value-type="float">
            <text:p>1.2</text:p>
          </table:table-cell>
          <table:table-cell office:value-type="float" office:value="1.50522" calcext:value-type="float">
            <text:p>1.50522</text:p>
          </table:table-cell>
          <table:table-cell office:value-type="float" office:value="0.391165" calcext:value-type="float">
            <text:p>0.391165</text:p>
          </table:table-cell>
          <table:table-cell office:value-type="float" office:value="0.0245437" calcext:value-type="float">
            <text:p>0.0245437</text:p>
          </table:table-cell>
          <table:table-cell table:number-columns-repeated="11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552" calcext:value-type="float">
            <text:p>0.552</text:p>
          </table:table-cell>
          <table:table-cell office:value-type="float" office:value="21.295" calcext:value-type="float">
            <text:p>21.295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2016" calcext:value-type="float">
            <text:p>0.2016</text:p>
          </table:table-cell>
          <table:table-cell office:value-type="float" office:value="1.236" calcext:value-type="float">
            <text:p>1.236</text:p>
          </table:table-cell>
          <table:table-cell office:value-type="float" office:value="1.52455" calcext:value-type="float">
            <text:p>1.52455</text:p>
          </table:table-cell>
          <table:table-cell office:value-type="float" office:value="0.376991" calcext:value-type="float">
            <text:p>0.376991</text:p>
          </table:table-cell>
          <table:table-cell office:value-type="float" office:value="-0.596903" calcext:value-type="float">
            <text:p>-0.596903</text:p>
          </table:table-cell>
          <table:table-cell table:number-columns-repeated="11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433048" calcext:value-type="float">
            <text:p>0.433048</text:p>
          </table:table-cell>
          <table:table-cell office:value-type="float" office:value="0.513188" calcext:value-type="float">
            <text:p>0.513188</text:p>
          </table:table-cell>
          <table:table-cell office:value-type="float" office:value="21.8237" calcext:value-type="float">
            <text:p>21.8237</text:p>
          </table:table-cell>
          <table:table-cell office:value-type="float" office:value="0.946354" calcext:value-type="float">
            <text:p>0.946354</text:p>
          </table:table-cell>
          <table:table-cell office:value-type="float" office:value="0.263925" calcext:value-type="float">
            <text:p>0.263925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239" calcext:value-type="float">
            <text:p>1.54239</text:p>
          </table:table-cell>
          <table:table-cell office:value-type="float" office:value="0.331082" calcext:value-type="float">
            <text:p>0.331082</text:p>
          </table:table-cell>
          <table:table-cell office:value-type="float" office:value="-1.24191" calcext:value-type="float">
            <text:p>-1.24191</text:p>
          </table:table-cell>
          <table:table-cell table:number-columns-repeated="11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22.3675" calcext:value-type="float">
            <text:p>22.3675</text:p>
          </table:table-cell>
          <table:table-cell office:value-type="float" office:value="0.96112" calcext:value-type="float">
            <text:p>0.96112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254" calcext:value-type="float">
            <text:p>1.254</text:p>
          </table:table-cell>
          <table:table-cell office:value-type="float" office:value="1.55712" calcext:value-type="float">
            <text:p>1.55712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-1.89281" calcext:value-type="float">
            <text:p>-1.89281</text:p>
          </table:table-cell>
          <table:table-cell table:number-columns-repeated="11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480017" calcext:value-type="float">
            <text:p>0.480017</text:p>
          </table:table-cell>
          <table:table-cell office:value-type="float" office:value="0.423937" calcext:value-type="float">
            <text:p>0.423937</text:p>
          </table:table-cell>
          <table:table-cell office:value-type="float" office:value="22.9262" calcext:value-type="float">
            <text:p>22.9262</text:p>
          </table:table-cell>
          <table:table-cell office:value-type="float" office:value="0.979017" calcext:value-type="float">
            <text:p>0.979017</text:p>
          </table:table-cell>
          <table:table-cell office:value-type="float" office:value="0.389025" calcext:value-type="float">
            <text:p>0.389025</text:p>
          </table:table-cell>
          <table:table-cell office:value-type="float" office:value="1.236" calcext:value-type="float">
            <text:p>1.236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0.141998" calcext:value-type="float">
            <text:p>0.141998</text:p>
          </table:table-cell>
          <table:table-cell office:value-type="float" office:value="-2.53193" calcext:value-type="float">
            <text:p>-2.5319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" calcext:value-type="float">
            <text:p>1.2</text:p>
          </table:table-cell>
          <table:table-cell office:value-type="float" office:value="1.5708" calcext:value-type="float">
            <text:p>1.5708</text:p>
          </table:table-cell>
          <table:table-cell table:style-name="ce1" office:value-type="float" office:value="0.000000000000682121" calcext:value-type="float">
            <text:p>6.82E-13</text:p>
          </table:table-cell>
          <table:table-cell office:value-type="float" office:value="-3.14159" calcext:value-type="float">
            <text:p>-3.14159</text:p>
          </table:table-cell>
          <table:table-cell table:number-columns-repeated="11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517486" calcext:value-type="float">
            <text:p>0.517486</text:p>
          </table:table-cell>
          <table:table-cell office:value-type="float" office:value="0.324188" calcext:value-type="float">
            <text:p>0.324188</text:p>
          </table:table-cell>
          <table:table-cell office:value-type="float" office:value="24.0887" calcext:value-type="float">
            <text:p>24.0887</text:p>
          </table:table-cell>
          <table:table-cell office:value-type="float" office:value="1.02398" calcext:value-type="float">
            <text:p>1.02398</text:p>
          </table:table-cell>
          <table:table-cell office:value-type="float" office:value="0.508725" calcext:value-type="float">
            <text:p>0.508725</text:p>
          </table:table-cell>
          <table:table-cell office:value-type="float" office:value="1.146" calcext:value-type="float">
            <text:p>1.146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-0.171376" calcext:value-type="float">
            <text:p>-0.171376</text:p>
          </table:table-cell>
          <table:table-cell office:value-type="float" office:value="-3.70413" calcext:value-type="float">
            <text:p>-3.70413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27225" calcext:value-type="float">
            <text:p>0.27225</text:p>
          </table:table-cell>
          <table:table-cell office:value-type="float" office:value="24.6925" calcext:value-type="float">
            <text:p>24.6925</text:p>
          </table:table-cell>
          <table:table-cell office:value-type="float" office:value="1.05082" calcext:value-type="float">
            <text:p>1.05082</text:p>
          </table:table-cell>
          <table:table-cell office:value-type="float" office:value="0.5643" calcext:value-type="float">
            <text:p>0.5643</text:p>
          </table:table-cell>
          <table:table-cell office:value-type="float" office:value="1.074" calcext:value-type="float">
            <text:p>1.074</text:p>
          </table:table-cell>
          <table:table-cell office:value-type="float" office:value="1.55322" calcext:value-type="float">
            <text:p>1.55322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4.20188" calcext:value-type="float">
            <text:p>-4.20188</text:p>
          </table:table-cell>
          <table:table-cell table:number-columns-repeated="11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544705" calcext:value-type="float">
            <text:p>0.544705</text:p>
          </table:table-cell>
          <table:table-cell office:value-type="float" office:value="0.219938" calcext:value-type="float">
            <text:p>0.219938</text:p>
          </table:table-cell>
          <table:table-cell office:value-type="float" office:value="25.3112" calcext:value-type="float">
            <text:p>25.3112</text:p>
          </table:table-cell>
          <table:table-cell office:value-type="float" office:value="1.08034" calcext:value-type="float">
            <text:p>1.08034</text:p>
          </table:table-cell>
          <table:table-cell office:value-type="float" office:value="0.615825" calcext:value-type="float">
            <text:p>0.6158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52931" calcext:value-type="float">
            <text:p>1.52931</text:p>
          </table:table-cell>
          <table:table-cell office:value-type="float" office:value="-0.59019" calcext:value-type="float">
            <text:p>-0.59019</text:p>
          </table:table-cell>
          <table:table-cell office:value-type="float" office:value="-4.61716" calcext:value-type="float">
            <text:p>-4.61716</text:p>
          </table:table-cell>
          <table:table-cell table:number-columns-repeated="11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68" calcext:value-type="float">
            <text:p>0.168</text:p>
          </table:table-cell>
          <table:table-cell office:value-type="float" office:value="25.945" calcext:value-type="float">
            <text:p>25.945</text:p>
          </table:table-cell>
          <table:table-cell office:value-type="float" office:value="1.11232" calcext:value-type="float">
            <text:p>1.11232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876" calcext:value-type="float">
            <text:p>0.876</text:p>
          </table:table-cell>
          <table:table-cell office:value-type="float" office:value="1.49389" calcext:value-type="float">
            <text:p>1.49389</text:p>
          </table:table-cell>
          <table:table-cell office:value-type="float" office:value="-0.82938" calcext:value-type="float">
            <text:p>-0.82938</text:p>
          </table:table-cell>
          <table:table-cell office:value-type="float" office:value="-4.9323" calcext:value-type="float">
            <text:p>-4.9323</text:p>
          </table:table-cell>
          <table:table-cell table:number-columns-repeated="11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561523" calcext:value-type="float">
            <text:p>0.561523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26.5937" calcext:value-type="float">
            <text:p>26.5937</text:p>
          </table:table-cell>
          <table:table-cell office:value-type="float" office:value="1.14648" calcext:value-type="float">
            <text:p>1.14648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4616" calcext:value-type="float">
            <text:p>1.44616</text:p>
          </table:table-cell>
          <table:table-cell office:value-type="float" office:value="-1.08146" calcext:value-type="float">
            <text:p>-1.08146</text:p>
          </table:table-cell>
          <table:table-cell office:value-type="float" office:value="-5.12963" calcext:value-type="float">
            <text:p>-5.12963</text:p>
          </table:table-cell>
          <table:table-cell table:number-columns-repeated="11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06825" calcext:value-type="float">
            <text:p>0.06825</text:p>
          </table:table-cell>
          <table:table-cell office:value-type="float" office:value="27.2575" calcext:value-type="float">
            <text:p>27.2575</text:p>
          </table:table-cell>
          <table:table-cell office:value-type="float" office:value="1.18252" calcext:value-type="float">
            <text:p>1.18252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563" calcext:value-type="float">
            <text:p>1.38563</text:p>
          </table:table-cell>
          <table:table-cell office:value-type="float" office:value="-1.34009" calcext:value-type="float">
            <text:p>-1.34009</text:p>
          </table:table-cell>
          <table:table-cell office:value-type="float" office:value="-5.19148" calcext:value-type="float">
            <text:p>-5.19148</text:p>
          </table:table-cell>
          <table:table-cell table:number-columns-repeated="11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568392" calcext:value-type="float">
            <text:p>0.568392</text:p>
          </table:table-cell>
          <table:table-cell office:value-type="float" office:value="0.0219375" calcext:value-type="float">
            <text:p>0.0219375</text:p>
          </table:table-cell>
          <table:table-cell office:value-type="float" office:value="27.9362" calcext:value-type="float">
            <text:p>27.9362</text:p>
          </table:table-cell>
          <table:table-cell office:value-type="float" office:value="1.22007" calcext:value-type="float">
            <text:p>1.22007</text:p>
          </table:table-cell>
          <table:table-cell office:value-type="float" office:value="0.763425" calcext:value-type="float">
            <text:p>0.763425</text:p>
          </table:table-cell>
          <table:table-cell office:value-type="float" office:value="0.444" calcext:value-type="float">
            <text:p>0.444</text:p>
          </table:table-cell>
          <table:table-cell office:value-type="float" office:value="1.31216" calcext:value-type="float">
            <text:p>1.31216</text:p>
          </table:table-cell>
          <table:table-cell office:value-type="float" office:value="-1.59805" calcext:value-type="float">
            <text:p>-1.59805</text:p>
          </table:table-cell>
          <table:table-cell office:value-type="float" office:value="-5.10018" calcext:value-type="float">
            <text:p>-5.10018</text:p>
          </table:table-cell>
          <table:table-cell table:number-columns-repeated="11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684" calcext:value-type="float">
            <text:p>0.5684</text:p>
          </table:table-cell>
          <table:table-cell office:value-type="float" office:value="-0.021" calcext:value-type="float">
            <text:p>-0.021</text:p>
          </table:table-cell>
          <table:table-cell office:value-type="float" office:value="28.63" calcext:value-type="float">
            <text:p>28.63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264" calcext:value-type="float">
            <text:p>0.264</text:p>
          </table:table-cell>
          <table:table-cell office:value-type="float" office:value="1.22598" calcext:value-type="float">
            <text:p>1.22598</text:p>
          </table:table-cell>
          <table:table-cell office:value-type="float" office:value="-1.84726" calcext:value-type="float">
            <text:p>-1.84726</text:p>
          </table:table-cell>
          <table:table-cell office:value-type="float" office:value="-4.83805" calcext:value-type="float">
            <text:p>-4.83805</text:p>
          </table:table-cell>
          <table:table-cell table:number-columns-repeated="11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566361" calcext:value-type="float">
            <text:p>0.566361</text:p>
          </table:table-cell>
          <table:table-cell office:value-type="float" office:value="-0.0598125" calcext:value-type="float">
            <text:p>-0.0598125</text:p>
          </table:table-cell>
          <table:table-cell office:value-type="float" office:value="29.3387" calcext:value-type="float">
            <text:p>29.3387</text:p>
          </table:table-cell>
          <table:table-cell office:value-type="float" office:value="1.29803" calcext:value-type="float">
            <text:p>1.29803</text:p>
          </table:table-cell>
          <table:table-cell office:value-type="float" office:value="0.789525" calcext:value-type="float">
            <text:p>0.789525</text:p>
          </table:table-cell>
          <table:table-cell office:value-type="float" office:value="0.066" calcext:value-type="float">
            <text:p>0.066</text:p>
          </table:table-cell>
          <table:table-cell office:value-type="float" office:value="1.12773" calcext:value-type="float">
            <text:p>1.12773</text:p>
          </table:table-cell>
          <table:table-cell office:value-type="float" office:value="-2.07872" calcext:value-type="float">
            <text:p>-2.07872</text:p>
          </table:table-cell>
          <table:table-cell office:value-type="float" office:value="-4.38743" calcext:value-type="float">
            <text:p>-4.38743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30.0625" calcext:value-type="float">
            <text:p>30.0625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01856" calcext:value-type="float">
            <text:p>1.01856</text:p>
          </table:table-cell>
          <table:table-cell office:value-type="float" office:value="-2.28256" calcext:value-type="float">
            <text:p>-2.28256</text:p>
          </table:table-cell>
          <table:table-cell office:value-type="float" office:value="-3.73064" calcext:value-type="float">
            <text:p>-3.73064</text:p>
          </table:table-cell>
          <table:table-cell table:number-columns-repeated="11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55708" calcext:value-type="float">
            <text:p>0.55708</text:p>
          </table:table-cell>
          <table:table-cell office:value-type="float" office:value="-0.122063" calcext:value-type="float">
            <text:p>-0.122063</text:p>
          </table:table-cell>
          <table:table-cell office:value-type="float" office:value="30.8012" calcext:value-type="float">
            <text:p>30.8012</text:p>
          </table:table-cell>
          <table:table-cell office:value-type="float" office:value="1.37659" calcext:value-type="float">
            <text:p>1.37659</text:p>
          </table:table-cell>
          <table:table-cell office:value-type="float" office:value="0.774225" calcext:value-type="float">
            <text:p>0.774225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900115" calcext:value-type="float">
            <text:p>0.900115</text:p>
          </table:table-cell>
          <table:table-cell office:value-type="float" office:value="-2.44805" calcext:value-type="float">
            <text:p>-2.44805</text:p>
          </table:table-cell>
          <table:table-cell office:value-type="float" office:value="-2.85001" calcext:value-type="float">
            <text:p>-2.85001</text:p>
          </table:table-cell>
          <table:table-cell table:number-columns-repeated="1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5504" calcext:value-type="float">
            <text:p>0.5504</text:p>
          </table:table-cell>
          <table:table-cell office:value-type="float" office:value="-0.144" calcext:value-type="float">
            <text:p>-0.144</text:p>
          </table:table-cell>
          <table:table-cell office:value-type="float" office:value="31.555" calcext:value-type="float">
            <text:p>31.555</text:p>
          </table:table-cell>
          <table:table-cell office:value-type="float" office:value="1.41472" calcext:value-type="float">
            <text:p>1.41472</text:p>
          </table:table-cell>
          <table:table-cell office:value-type="float" office:value="0.7488" calcext:value-type="float">
            <text:p>0.7488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774591" calcext:value-type="float">
            <text:p>0.774591</text:p>
          </table:table-cell>
          <table:table-cell office:value-type="float" office:value="-2.56354" calcext:value-type="float">
            <text:p>-2.56354</text:p>
          </table:table-cell>
          <table:table-cell office:value-type="float" office:value="-1.72788" calcext:value-type="float">
            <text:p>-1.72788</text:p>
          </table:table-cell>
          <table:table-cell table:number-columns-repeated="11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542798" calcext:value-type="float">
            <text:p>0.542798</text:p>
          </table:table-cell>
          <table:table-cell office:value-type="float" office:value="-0.158813" calcext:value-type="float">
            <text:p>-0.158813</text:p>
          </table:table-cell>
          <table:table-cell office:value-type="float" office:value="32.3237" calcext:value-type="float">
            <text:p>32.3237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0.710325" calcext:value-type="float">
            <text:p>0.710325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644802" calcext:value-type="float">
            <text:p>0.644802</text:p>
          </table:table-cell>
          <table:table-cell office:value-type="float" office:value="-2.61652" calcext:value-type="float">
            <text:p>-2.61652</text:p>
          </table:table-cell>
          <table:table-cell office:value-type="float" office:value="-0.346557" calcext:value-type="float">
            <text:p>-0.346557</text:p>
          </table:table-cell>
          <table:table-cell table:number-columns-repeated="11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53465" calcext:value-type="float">
            <text:p>0.53465</text:p>
          </table:table-cell>
          <table:table-cell office:value-type="float" office:value="-0.16575" calcext:value-type="float">
            <text:p>-0.16575</text:p>
          </table:table-cell>
          <table:table-cell office:value-type="float" office:value="33.1075" calcext:value-type="float">
            <text:p>33.1075</text:p>
          </table:table-cell>
          <table:table-cell office:value-type="float" office:value="1.48552" calcext:value-type="float">
            <text:p>1.48552</text:p>
          </table:table-cell>
          <table:table-cell office:value-type="float" office:value="0.6579" calcext:value-type="float">
            <text:p>0.6579</text:p>
          </table:table-cell>
          <table:table-cell office:value-type="float" office:value="-1.194" calcext:value-type="float">
            <text:p>-1.194</text:p>
          </table:table-cell>
          <table:table-cell office:value-type="float" office:value="0.514204" calcext:value-type="float">
            <text:p>0.514204</text:p>
          </table:table-cell>
          <table:table-cell office:value-type="float" office:value="-2.59358" calcext:value-type="float">
            <text:p>-2.59358</text:p>
          </table:table-cell>
          <table:table-cell office:value-type="float" office:value="1.31161" calcext:value-type="float">
            <text:p>1.31161</text:p>
          </table:table-cell>
          <table:table-cell table:number-columns-repeated="11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526367" calcext:value-type="float">
            <text:p>0.526367</text:p>
          </table:table-cell>
          <table:table-cell office:value-type="float" office:value="-0.164062" calcext:value-type="float">
            <text:p>-0.164062</text:p>
          </table:table-cell>
          <table:table-cell office:value-type="float" office:value="33.9062" calcext:value-type="float">
            <text:p>33.9062</text:p>
          </table:table-cell>
          <table:table-cell office:value-type="float" office:value="1.5168" calcext:value-type="float">
            <text:p>1.5168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-1.5" calcext:value-type="float">
            <text:p>-1.5</text:p>
          </table:table-cell>
          <table:table-cell office:value-type="float" office:value="0.386947" calcext:value-type="float">
            <text:p>0.386947</text:p>
          </table:table-cell>
          <table:table-cell office:value-type="float" office:value="-2.48045" calcext:value-type="float">
            <text:p>-2.48045</text:p>
          </table:table-cell>
          <table:table-cell office:value-type="float" office:value="3.26431" calcext:value-type="float">
            <text:p>3.26431</text:p>
          </table:table-cell>
          <table:table-cell table:number-columns-repeated="11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5184" calcext:value-type="float">
            <text:p>0.5184</text:p>
          </table:table-cell>
          <table:table-cell office:value-type="float" office:value="-0.153" calcext:value-type="float">
            <text:p>-0.153</text:p>
          </table:table-cell>
          <table:table-cell office:value-type="float" office:value="34.72" calcext:value-type="float">
            <text:p>34.72</text:p>
          </table:table-cell>
          <table:table-cell office:value-type="float" office:value="1.54432" calcext:value-type="float">
            <text:p>1.54432</text:p>
          </table:table-cell>
          <table:table-cell office:value-type="float" office:value="0.5076" calcext:value-type="float">
            <text:p>0.5076</text:p>
          </table:table-cell>
          <table:table-cell office:value-type="float" office:value="-1.824" calcext:value-type="float">
            <text:p>-1.824</text:p>
          </table:table-cell>
          <table:table-cell office:value-type="float" office:value="0.267915" calcext:value-type="float">
            <text:p>0.267915</text:p>
          </table:table-cell>
          <table:table-cell office:value-type="float" office:value="-2.26195" calcext:value-type="float">
            <text:p>-2.26195</text:p>
          </table:table-cell>
          <table:table-cell office:value-type="float" office:value="5.5292" calcext:value-type="float">
            <text:p>5.5292</text:p>
          </table:table-cell>
          <table:table-cell table:number-columns-repeated="11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511236" calcext:value-type="float">
            <text:p>0.511236</text:p>
          </table:table-cell>
          <table:table-cell office:value-type="float" office:value="-0.131813" calcext:value-type="float">
            <text:p>-0.131813</text:p>
          </table:table-cell>
          <table:table-cell office:value-type="float" office:value="35.5487" calcext:value-type="float">
            <text:p>35.5487</text:p>
          </table:table-cell>
          <table:table-cell office:value-type="float" office:value="1.56728" calcext:value-type="float">
            <text:p>1.56728</text:p>
          </table:table-cell>
          <table:table-cell office:value-type="float" office:value="0.407925" calcext:value-type="float">
            <text:p>0.407925</text:p>
          </table:table-cell>
          <table:table-cell office:value-type="float" office:value="-2.166" calcext:value-type="float">
            <text:p>-2.166</text:p>
          </table:table-cell>
          <table:table-cell office:value-type="float" office:value="0.162775" calcext:value-type="float">
            <text:p>0.162775</text:p>
          </table:table-cell>
          <table:table-cell office:value-type="float" office:value="-1.92203" calcext:value-type="float">
            <text:p>-1.92203</text:p>
          </table:table-cell>
          <table:table-cell office:value-type="float" office:value="8.12396" calcext:value-type="float">
            <text:p>8.12396</text:p>
          </table:table-cell>
          <table:table-cell table:number-columns-repeated="11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5054" calcext:value-type="float">
            <text:p>0.5054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36.3925" calcext:value-type="float">
            <text:p>36.3925</text:p>
          </table:table-cell>
          <table:table-cell office:value-type="float" office:value="1.58482" calcext:value-type="float">
            <text:p>1.58482</text:p>
          </table:table-cell>
          <table:table-cell office:value-type="float" office:value="0.2907" calcext:value-type="float">
            <text:p>0.2907</text:p>
          </table:table-cell>
          <table:table-cell office:value-type="float" office:value="-2.526" calcext:value-type="float">
            <text:p>-2.526</text:p>
          </table:table-cell>
          <table:table-cell office:value-type="float" office:value="0.0780175" calcext:value-type="float">
            <text:p>0.0780175</text:p>
          </table:table-cell>
          <table:table-cell office:value-type="float" office:value="-1.44376" calcext:value-type="float">
            <text:p>-1.44376</text:p>
          </table:table-cell>
          <table:table-cell office:value-type="float" office:value="11.0663" calcext:value-type="float">
            <text:p>11.0663</text:p>
          </table:table-cell>
          <table:table-cell table:number-columns-repeated="11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501455" calcext:value-type="float">
            <text:p>0.501455</text:p>
          </table:table-cell>
          <table:table-cell office:value-type="float" office:value="-0.0560625" calcext:value-type="float">
            <text:p>-0.0560625</text:p>
          </table:table-cell>
          <table:table-cell office:value-type="float" office:value="37.2512" calcext:value-type="float">
            <text:p>37.2512</text:p>
          </table:table-cell>
          <table:table-cell office:value-type="float" office:value="1.59604" calcext:value-type="float">
            <text:p>1.59604</text:p>
          </table:table-cell>
          <table:table-cell office:value-type="float" office:value="0.155025" calcext:value-type="float">
            <text:p>0.155025</text:p>
          </table:table-cell>
          <table:table-cell office:value-type="float" office:value="-2.904" calcext:value-type="float">
            <text:p>-2.904</text:p>
          </table:table-cell>
          <table:table-cell office:value-type="float" office:value="0.0210017" calcext:value-type="float">
            <text:p>0.0210017</text:p>
          </table:table-cell>
          <table:table-cell office:value-type="float" office:value="-0.809316" calcext:value-type="float">
            <text:p>-0.809316</text:p>
          </table:table-cell>
          <table:table-cell office:value-type="float" office:value="14.3738" calcext:value-type="float">
            <text:p>14.373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38.125" calcext:value-type="float">
            <text:p>38.125</text:p>
          </table:table-cell>
          <table:table-cell office:value-type="float" office:value="1.6" calcext:value-type="float">
            <text:p>1.6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-3.3" calcext:value-type="float">
            <text:p>-3.3</text:p>
          </table:table-cell>
          <table:table-cell table:style-name="ce1" office:value-type="float" office:value="0.00000000000227374" calcext:value-type="float">
            <text:p>2.27E-12</text:p>
          </table:table-cell>
          <table:table-cell table:style-name="ce1" office:value-type="float" office:value="-0.00000000000136424" calcext:value-type="float">
            <text:p>-1.36E-12</text:p>
          </table:table-cell>
          <table:table-cell office:value-type="float" office:value="18.0642" calcext:value-type="float">
            <text:p>18.0642</text:p>
          </table:table-cell>
          <table:table-cell table:number-columns-repeated="11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499768" calcext:value-type="float">
            <text:p>0.499768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-0.182813" calcext:value-type="float">
            <text:p>-0.18281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99078" calcext:value-type="float">
            <text:p>0.499078</text:p>
          </table:table-cell>
          <table:table-cell office:value-type="float" office:value="-0.0182812" calcext:value-type="float">
            <text:p>-0.0182812</text:p>
          </table:table-cell>
          <table:table-cell office:value-type="float" office:value="-0.178125" calcext:value-type="float">
            <text:p>-0.17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497943" calcext:value-type="float">
            <text:p>0.497943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-0.173438" calcext:value-type="float">
            <text:p>-0.17343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96375" calcext:value-type="float">
            <text:p>0.49637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-0.16875" calcext:value-type="float">
            <text:p>-0.1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494385" calcext:value-type="float">
            <text:p>0.494385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-0.164063" calcext:value-type="float">
            <text:p>-0.16406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91984" calcext:value-type="float">
            <text:p>0.491984</text:p>
          </table:table-cell>
          <table:table-cell office:value-type="float" office:value="-0.0520312" calcext:value-type="float">
            <text:p>-0.0520312</text:p>
          </table:table-cell>
          <table:table-cell office:value-type="float" office:value="-0.159375" calcext:value-type="float">
            <text:p>-0.15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489186" calcext:value-type="float">
            <text:p>0.489186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-0.154688" calcext:value-type="float">
            <text:p>-0.15468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486" calcext:value-type="float">
            <text:p>0.48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482439" calcext:value-type="float">
            <text:p>0.482439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-0.145313" calcext:value-type="float">
            <text:p>-0.14531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78516" calcext:value-type="float">
            <text:p>0.478516</text:p>
          </table:table-cell>
          <table:table-cell office:value-type="float" office:value="-0.0820312" calcext:value-type="float">
            <text:p>-0.0820312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47424" calcext:value-type="float">
            <text:p>0.47424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-0.135938" calcext:value-type="float">
            <text:p>-0.13593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469625" calcext:value-type="float">
            <text:p>0.46962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-0.13125" calcext:value-type="float">
            <text:p>-0.1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464682" calcext:value-type="float">
            <text:p>0.464682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-0.126563" calcext:value-type="float">
            <text:p>-0.12656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59422" calcext:value-type="float">
            <text:p>0.459422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-0.121875" calcext:value-type="float">
            <text:p>-0.1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453857" calcext:value-type="float">
            <text:p>0.453857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-0.117188" calcext:value-type="float">
            <text:p>-0.11718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48" calcext:value-type="float">
            <text:p>0.44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441861" calcext:value-type="float">
            <text:p>0.441861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-0.107813" calcext:value-type="float">
            <text:p>-0.10781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435453" calcext:value-type="float">
            <text:p>0.435453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-0.103125" calcext:value-type="float">
            <text:p>-0.1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428787" calcext:value-type="float">
            <text:p>0.428787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-0.0984375" calcext:value-type="float">
            <text:p>-0.09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414729" calcext:value-type="float">
            <text:p>0.414729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-0.0890625" calcext:value-type="float">
            <text:p>-0.089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407359" calcext:value-type="float">
            <text:p>0.407359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-0.084375" calcext:value-type="float">
            <text:p>-0.0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399779" calcext:value-type="float">
            <text:p>0.399779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-0.0796875" calcext:value-type="float">
            <text:p>-0.079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92" calcext:value-type="float">
            <text:p>0.392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384033" calcext:value-type="float">
            <text:p>0.384033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-0.0703125" calcext:value-type="float">
            <text:p>-0.07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375891" calcext:value-type="float">
            <text:p>0.375891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-0.065625" calcext:value-type="float">
            <text:p>-0.06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367584" calcext:value-type="float">
            <text:p>0.367584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-0.0609375" calcext:value-type="float">
            <text:p>-0.06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59125" calcext:value-type="float">
            <text:p>0.35912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350525" calcext:value-type="float">
            <text:p>0.35052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-0.0515625" calcext:value-type="float">
            <text:p>-0.051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41797" calcext:value-type="float">
            <text:p>0.341797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332951" calcext:value-type="float">
            <text:p>0.332951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-0.0421875" calcext:value-type="float">
            <text:p>-0.04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324" calcext:value-type="float">
            <text:p>0.324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314955" calcext:value-type="float">
            <text:p>0.31495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-0.0328125" calcext:value-type="float">
            <text:p>-0.03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305828" calcext:value-type="float">
            <text:p>0.305828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-0.028125" calcext:value-type="float">
            <text:p>-0.0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296631" calcext:value-type="float">
            <text:p>0.296631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287375" calcext:value-type="float">
            <text:p>0.28737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278072" calcext:value-type="float">
            <text:p>0.278072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-0.0140625" calcext:value-type="float">
            <text:p>-0.0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268734" calcext:value-type="float">
            <text:p>0.268734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-0.009375" calcext:value-type="float">
            <text:p>-0.0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259373" calcext:value-type="float">
            <text:p>0.259373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-0.0046875" calcext:value-type="float">
            <text:p>-0.0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-0.1875" calcext:value-type="float">
            <text:p>-0.1875</text:p>
          </table:table-cell>
          <table:table-cell table:style-name="ce1" office:value-type="float" office:value="-1.55431E-015" calcext:value-type="float">
            <text:p>-1.55E-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240627" calcext:value-type="float">
            <text:p>0.240627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231266" calcext:value-type="float">
            <text:p>0.231266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212625" calcext:value-type="float">
            <text:p>0.21262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203369" calcext:value-type="float">
            <text:p>0.203369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0.0328125" calcext:value-type="float">
            <text:p>0.03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76" calcext:value-type="float">
            <text:p>0.17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167049" calcext:value-type="float">
            <text:p>0.167049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0.0421875" calcext:value-type="float">
            <text:p>0.04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0.0515625" calcext:value-type="float">
            <text:p>0.051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40875" calcext:value-type="float">
            <text:p>0.14087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0.0609375" calcext:value-type="float">
            <text:p>0.06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24109" calcext:value-type="float">
            <text:p>0.124109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115967" calcext:value-type="float">
            <text:p>0.115967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100221" calcext:value-type="float">
            <text:p>0.100221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0.0796875" calcext:value-type="float">
            <text:p>0.079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926406" calcext:value-type="float">
            <text:p>0.0926406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852715" calcext:value-type="float">
            <text:p>0.0852715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0.0890625" calcext:value-type="float">
            <text:p>0.089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712129" calcext:value-type="float">
            <text:p>0.0712129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0.0984375" calcext:value-type="float">
            <text:p>0.09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645469" calcext:value-type="float">
            <text:p>0.0645469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0.103125" calcext:value-type="float">
            <text:p>0.1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0581387" calcext:value-type="float">
            <text:p>0.0581387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0.107812" calcext:value-type="float">
            <text:p>0.1078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2" calcext:value-type="float">
            <text:p>-0.12</text:p>
          </table:table-cell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461426" calcext:value-type="float">
            <text:p>0.0461426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405781" calcext:value-type="float">
            <text:p>0.0405781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0353184" calcext:value-type="float">
            <text:p>0.0353184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0.126562" calcext:value-type="float">
            <text:p>0.12656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257598" calcext:value-type="float">
            <text:p>0.0257598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0.135937" calcext:value-type="float">
            <text:p>0.13593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214844" calcext:value-type="float">
            <text:p>0.0214844</text:p>
          </table:table-cell>
          <table:table-cell office:value-type="float" office:value="-0.0820313" calcext:value-type="float">
            <text:p>-0.0820313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175605" calcext:value-type="float">
            <text:p>0.0175605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0.145312" calcext:value-type="float">
            <text:p>0.1453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0108145" calcext:value-type="float">
            <text:p>0.0108145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0.154687" calcext:value-type="float">
            <text:p>0.15468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0801563" calcext:value-type="float">
            <text:p>0.00801563</text:p>
          </table:table-cell>
          <table:table-cell office:value-type="float" office:value="-0.0520313" calcext:value-type="float">
            <text:p>-0.0520313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0561523" calcext:value-type="float">
            <text:p>0.00561523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00205664" calcext:value-type="float">
            <text:p>0.00205664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0.173437" calcext:value-type="float">
            <text:p>0.17343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00921875" calcext:value-type="float">
            <text:p>0.000921875</text:p>
          </table:table-cell>
          <table:table-cell office:value-type="float" office:value="-0.0182813" calcext:value-type="float">
            <text:p>-0.0182813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000232422" calcext:value-type="float">
            <text:p>0.000232422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.77636E-015" calcext:value-type="float">
            <text:p>1.78E-15</text:p>
          </table:table-cell>
          <table:table-cell table:style-name="ce1" office:value-type="float" office:value="-1.77636E-015" calcext:value-type="float">
            <text:p>-1.78E-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2:01:51.940399970</meta:creation-date>
    <dc:date>2022-12-15T13:16:12.216819035</dc:date>
    <meta:editing-duration>PT21M25S</meta:editing-duration>
    <meta:editing-cycles>4</meta:editing-cycles>
    <meta:generator>LibreOffice/7.3.7.2$Linux_X86_64 LibreOffice_project/30$Build-2</meta:generator>
    <meta:document-statistic meta:table-count="1" meta:cell-count="181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:Sheet1.D181" svg:x="0.32cm" svg:y="0.18cm" svg:width="12.508cm" svg:height="8.64cm">
          <chart:coordinate-region svg:x="1.153cm" svg:y="0.379cm" svg:width="11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:Sheet1.B181" chart:class="chart:scatter">
            <chart:domain table:cell-range-address="Sheet1.A1:Sheet1.A181"/>
            <chart:data-point chart:repeated="181"/>
          </chart:series>
          <chart:series chart:attached-axis="primary-y" chart:style-name="ch9" chart:values-cell-range-address="Sheet1.C1:Sheet1.C181" chart:class="chart:scatter">
            <chart:data-point chart:repeated="181"/>
          </chart:series>
          <chart:series chart:attached-axis="secondary-y" chart:style-name="ch10" chart:values-cell-range-address="Sheet1.D1:Sheet1.D181" chart:class="chart:scatter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B1:Sheet1.B181</svg:desc>
                </draw:g>
              </table:table-cell>
              <table:table-cell office:value-type="float" office:value="0">
                <text:p>0</text:p>
                <draw:g>
                  <svg:desc>Sheet1.C1:Sheet1.C181</svg:desc>
                </draw:g>
              </table:table-cell>
              <table:table-cell office:value-type="float" office:value="0">
                <text:p>0</text:p>
                <draw:g>
                  <svg:desc>Sheet1.D1:Sheet1.D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329844">
                <text:p>0.00329844</text:p>
              </table:table-cell>
              <table:table-cell office:value-type="float" office:value="0.129187">
                <text:p>0.129187</text:p>
              </table:table-cell>
              <table:table-cell office:value-type="float" office:value="15.1637">
                <text:p>15.16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1265">
                <text:p>0.01265</text:p>
              </table:table-cell>
              <table:table-cell office:value-type="float" office:value="0.24225">
                <text:p>0.24225</text:p>
              </table:table-cell>
              <table:table-cell office:value-type="float" office:value="15.4675">
                <text:p>15.4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272672">
                <text:p>0.0272672</text:p>
              </table:table-cell>
              <table:table-cell office:value-type="float" office:value="0.339937">
                <text:p>0.339937</text:p>
              </table:table-cell>
              <table:table-cell office:value-type="float" office:value="15.7862">
                <text:p>15.7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464">
                <text:p>0.0464</text:p>
              </table:table-cell>
              <table:table-cell office:value-type="float" office:value="0.423">
                <text:p>0.423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693359">
                <text:p>0.0693359</text:p>
              </table:table-cell>
              <table:table-cell office:value-type="float" office:value="0.492188">
                <text:p>0.492188</text:p>
              </table:table-cell>
              <table:table-cell office:value-type="float" office:value="16.4687">
                <text:p>16.46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954">
                <text:p>0.0954</text:p>
              </table:table-cell>
              <table:table-cell office:value-type="float" office:value="0.54825">
                <text:p>0.54825</text:p>
              </table:table-cell>
              <table:table-cell office:value-type="float" office:value="16.8325">
                <text:p>16.8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123955">
                <text:p>0.123955</text:p>
              </table:table-cell>
              <table:table-cell office:value-type="float" office:value="0.591937">
                <text:p>0.591937</text:p>
              </table:table-cell>
              <table:table-cell office:value-type="float" office:value="17.2112">
                <text:p>17.2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1544">
                <text:p>0.1544</text:p>
              </table:table-cell>
              <table:table-cell office:value-type="float" office:value="0.624">
                <text:p>0.624</text:p>
              </table:table-cell>
              <table:table-cell office:value-type="float" office:value="17.605">
                <text:p>17.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186173">
                <text:p>0.186173</text:p>
              </table:table-cell>
              <table:table-cell office:value-type="float" office:value="0.645187">
                <text:p>0.645187</text:p>
              </table:table-cell>
              <table:table-cell office:value-type="float" office:value="18.0137">
                <text:p>18.0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21875">
                <text:p>0.21875</text:p>
              </table:table-cell>
              <table:table-cell office:value-type="float" office:value="0.65625">
                <text:p>0.65625</text:p>
              </table:table-cell>
              <table:table-cell office:value-type="float" office:value="18.4375">
                <text:p>18.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251642">
                <text:p>0.251642</text:p>
              </table:table-cell>
              <table:table-cell office:value-type="float" office:value="0.657937">
                <text:p>0.657937</text:p>
              </table:table-cell>
              <table:table-cell office:value-type="float" office:value="18.8762">
                <text:p>18.8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2844">
                <text:p>0.2844</text:p>
              </table:table-cell>
              <table:table-cell office:value-type="float" office:value="0.651">
                <text:p>0.651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316611">
                <text:p>0.316611</text:p>
              </table:table-cell>
              <table:table-cell office:value-type="float" office:value="0.636187">
                <text:p>0.636187</text:p>
              </table:table-cell>
              <table:table-cell office:value-type="float" office:value="19.7987">
                <text:p>19.7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3479">
                <text:p>0.3479</text:p>
              </table:table-cell>
              <table:table-cell office:value-type="float" office:value="0.61425">
                <text:p>0.61425</text:p>
              </table:table-cell>
              <table:table-cell office:value-type="float" office:value="20.2825">
                <text:p>20.2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37793">
                <text:p>0.37793</text:p>
              </table:table-cell>
              <table:table-cell office:value-type="float" office:value="0.585938">
                <text:p>0.585938</text:p>
              </table:table-cell>
              <table:table-cell office:value-type="float" office:value="20.7812">
                <text:p>20.78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4064">
                <text:p>0.4064</text:p>
              </table:table-cell>
              <table:table-cell office:value-type="float" office:value="0.552">
                <text:p>0.552</text:p>
              </table:table-cell>
              <table:table-cell office:value-type="float" office:value="21.295">
                <text:p>21.2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433048">
                <text:p>0.433048</text:p>
              </table:table-cell>
              <table:table-cell office:value-type="float" office:value="0.513188">
                <text:p>0.513188</text:p>
              </table:table-cell>
              <table:table-cell office:value-type="float" office:value="21.8237">
                <text:p>21.8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45765">
                <text:p>0.45765</text:p>
              </table:table-cell>
              <table:table-cell office:value-type="float" office:value="0.47025">
                <text:p>0.47025</text:p>
              </table:table-cell>
              <table:table-cell office:value-type="float" office:value="22.3675">
                <text:p>22.3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480017">
                <text:p>0.480017</text:p>
              </table:table-cell>
              <table:table-cell office:value-type="float" office:value="0.423937">
                <text:p>0.423937</text:p>
              </table:table-cell>
              <table:table-cell office:value-type="float" office:value="22.9262">
                <text:p>22.9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0.517486">
                <text:p>0.517486</text:p>
              </table:table-cell>
              <table:table-cell office:value-type="float" office:value="0.324188">
                <text:p>0.324188</text:p>
              </table:table-cell>
              <table:table-cell office:value-type="float" office:value="24.0887">
                <text:p>24.08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0.5324">
                <text:p>0.5324</text:p>
              </table:table-cell>
              <table:table-cell office:value-type="float" office:value="0.27225">
                <text:p>0.27225</text:p>
              </table:table-cell>
              <table:table-cell office:value-type="float" office:value="24.6925">
                <text:p>24.6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0.544705">
                <text:p>0.544705</text:p>
              </table:table-cell>
              <table:table-cell office:value-type="float" office:value="0.219938">
                <text:p>0.219938</text:p>
              </table:table-cell>
              <table:table-cell office:value-type="float" office:value="25.3112">
                <text:p>25.3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0.5544">
                <text:p>0.5544</text:p>
              </table:table-cell>
              <table:table-cell office:value-type="float" office:value="0.168">
                <text:p>0.168</text:p>
              </table:table-cell>
              <table:table-cell office:value-type="float" office:value="25.945">
                <text:p>25.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0.561523">
                <text:p>0.561523</text:p>
              </table:table-cell>
              <table:table-cell office:value-type="float" office:value="0.117188">
                <text:p>0.117188</text:p>
              </table:table-cell>
              <table:table-cell office:value-type="float" office:value="26.5937">
                <text:p>26.59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0.56615">
                <text:p>0.56615</text:p>
              </table:table-cell>
              <table:table-cell office:value-type="float" office:value="0.06825">
                <text:p>0.06825</text:p>
              </table:table-cell>
              <table:table-cell office:value-type="float" office:value="27.2575">
                <text:p>27.2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0.568392">
                <text:p>0.568392</text:p>
              </table:table-cell>
              <table:table-cell office:value-type="float" office:value="0.0219375">
                <text:p>0.0219375</text:p>
              </table:table-cell>
              <table:table-cell office:value-type="float" office:value="27.9362">
                <text:p>27.93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0.5684">
                <text:p>0.5684</text:p>
              </table:table-cell>
              <table:table-cell office:value-type="float" office:value="-0.021">
                <text:p>-0.02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0.566361">
                <text:p>0.566361</text:p>
              </table:table-cell>
              <table:table-cell office:value-type="float" office:value="-0.0598125">
                <text:p>-0.0598125</text:p>
              </table:table-cell>
              <table:table-cell office:value-type="float" office:value="29.3387">
                <text:p>29.3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0.5625">
                <text:p>0.5625</text:p>
              </table:table-cell>
              <table:table-cell office:value-type="float" office:value="-0.09375">
                <text:p>-0.09375</text:p>
              </table:table-cell>
              <table:table-cell office:value-type="float" office:value="30.0625">
                <text:p>30.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0.55708">
                <text:p>0.55708</text:p>
              </table:table-cell>
              <table:table-cell office:value-type="float" office:value="-0.122063">
                <text:p>-0.122063</text:p>
              </table:table-cell>
              <table:table-cell office:value-type="float" office:value="30.8012">
                <text:p>30.8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5504">
                <text:p>0.5504</text:p>
              </table:table-cell>
              <table:table-cell office:value-type="float" office:value="-0.144">
                <text:p>-0.144</text:p>
              </table:table-cell>
              <table:table-cell office:value-type="float" office:value="31.555">
                <text:p>31.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0.542798">
                <text:p>0.542798</text:p>
              </table:table-cell>
              <table:table-cell office:value-type="float" office:value="-0.158813">
                <text:p>-0.158813</text:p>
              </table:table-cell>
              <table:table-cell office:value-type="float" office:value="32.3237">
                <text:p>32.3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53465">
                <text:p>0.53465</text:p>
              </table:table-cell>
              <table:table-cell office:value-type="float" office:value="-0.16575">
                <text:p>-0.16575</text:p>
              </table:table-cell>
              <table:table-cell office:value-type="float" office:value="33.1075">
                <text:p>33.1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0.526367">
                <text:p>0.526367</text:p>
              </table:table-cell>
              <table:table-cell office:value-type="float" office:value="-0.164062">
                <text:p>-0.164062</text:p>
              </table:table-cell>
              <table:table-cell office:value-type="float" office:value="33.9062">
                <text:p>33.9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5184">
                <text:p>0.5184</text:p>
              </table:table-cell>
              <table:table-cell office:value-type="float" office:value="-0.153">
                <text:p>-0.153</text:p>
              </table:table-cell>
              <table:table-cell office:value-type="float" office:value="34.72">
                <text:p>34.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0.511236">
                <text:p>0.511236</text:p>
              </table:table-cell>
              <table:table-cell office:value-type="float" office:value="-0.131813">
                <text:p>-0.131813</text:p>
              </table:table-cell>
              <table:table-cell office:value-type="float" office:value="35.5487">
                <text:p>35.5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0.5054">
                <text:p>0.5054</text:p>
              </table:table-cell>
              <table:table-cell office:value-type="float" office:value="-0.09975">
                <text:p>-0.09975</text:p>
              </table:table-cell>
              <table:table-cell office:value-type="float" office:value="36.3925">
                <text:p>36.3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0.501455">
                <text:p>0.501455</text:p>
              </table:table-cell>
              <table:table-cell office:value-type="float" office:value="-0.0560625">
                <text:p>-0.0560625</text:p>
              </table:table-cell>
              <table:table-cell office:value-type="float" office:value="37.2512">
                <text:p>37.2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0000000000284217">
                <text:p>0.0000000000000284217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.499768">
                <text:p>0.499768</text:p>
              </table:table-cell>
              <table:table-cell office:value-type="float" office:value="-0.00925781">
                <text:p>-0.00925781</text:p>
              </table:table-cell>
              <table:table-cell office:value-type="float" office:value="-0.182813">
                <text:p>-0.1828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.499078">
                <text:p>0.499078</text:p>
              </table:table-cell>
              <table:table-cell office:value-type="float" office:value="-0.0182812">
                <text:p>-0.0182812</text:p>
              </table:table-cell>
              <table:table-cell office:value-type="float" office:value="-0.178125">
                <text:p>-0.178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.497943">
                <text:p>0.497943</text:p>
              </table:table-cell>
              <table:table-cell office:value-type="float" office:value="-0.0270703">
                <text:p>-0.0270703</text:p>
              </table:table-cell>
              <table:table-cell office:value-type="float" office:value="-0.173438">
                <text:p>-0.173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.496375">
                <text:p>0.496375</text:p>
              </table:table-cell>
              <table:table-cell office:value-type="float" office:value="-0.035625">
                <text:p>-0.035625</text:p>
              </table:table-cell>
              <table:table-cell office:value-type="float" office:value="-0.16875">
                <text:p>-0.1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.494385">
                <text:p>0.494385</text:p>
              </table:table-cell>
              <table:table-cell office:value-type="float" office:value="-0.0439453">
                <text:p>-0.0439453</text:p>
              </table:table-cell>
              <table:table-cell office:value-type="float" office:value="-0.164063">
                <text:p>-0.1640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.491984">
                <text:p>0.491984</text:p>
              </table:table-cell>
              <table:table-cell office:value-type="float" office:value="-0.0520312">
                <text:p>-0.0520312</text:p>
              </table:table-cell>
              <table:table-cell office:value-type="float" office:value="-0.159375">
                <text:p>-0.15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.489186">
                <text:p>0.489186</text:p>
              </table:table-cell>
              <table:table-cell office:value-type="float" office:value="-0.0598828">
                <text:p>-0.0598828</text:p>
              </table:table-cell>
              <table:table-cell office:value-type="float" office:value="-0.154688">
                <text:p>-0.1546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.486">
                <text:p>0.486</text:p>
              </table:table-cell>
              <table:table-cell office:value-type="float" office:value="-0.0675">
                <text:p>-0.06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.482439">
                <text:p>0.482439</text:p>
              </table:table-cell>
              <table:table-cell office:value-type="float" office:value="-0.0748828">
                <text:p>-0.0748828</text:p>
              </table:table-cell>
              <table:table-cell office:value-type="float" office:value="-0.145313">
                <text:p>-0.145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.478516">
                <text:p>0.478516</text:p>
              </table:table-cell>
              <table:table-cell office:value-type="float" office:value="-0.0820312">
                <text:p>-0.0820312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.47424">
                <text:p>0.47424</text:p>
              </table:table-cell>
              <table:table-cell office:value-type="float" office:value="-0.0889453">
                <text:p>-0.0889453</text:p>
              </table:table-cell>
              <table:table-cell office:value-type="float" office:value="-0.135938">
                <text:p>-0.1359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.469625">
                <text:p>0.469625</text:p>
              </table:table-cell>
              <table:table-cell office:value-type="float" office:value="-0.095625">
                <text:p>-0.095625</text:p>
              </table:table-cell>
              <table:table-cell office:value-type="float" office:value="-0.13125">
                <text:p>-0.13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.464682">
                <text:p>0.464682</text:p>
              </table:table-cell>
              <table:table-cell office:value-type="float" office:value="-0.10207">
                <text:p>-0.10207</text:p>
              </table:table-cell>
              <table:table-cell office:value-type="float" office:value="-0.126563">
                <text:p>-0.126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.459422">
                <text:p>0.459422</text:p>
              </table:table-cell>
              <table:table-cell office:value-type="float" office:value="-0.108281">
                <text:p>-0.108281</text:p>
              </table:table-cell>
              <table:table-cell office:value-type="float" office:value="-0.121875">
                <text:p>-0.12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.453857">
                <text:p>0.453857</text:p>
              </table:table-cell>
              <table:table-cell office:value-type="float" office:value="-0.114258">
                <text:p>-0.114258</text:p>
              </table:table-cell>
              <table:table-cell office:value-type="float" office:value="-0.117188">
                <text:p>-0.117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.448">
                <text:p>0.448</text:p>
              </table:table-cell>
              <table:table-cell office:value-type="float" office:value="-0.12">
                <text:p>-0.12</text:p>
              </table:table-cell>
              <table:table-cell office:value-type="float" office:value="-0.1125">
                <text:p>-0.1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.441861">
                <text:p>0.441861</text:p>
              </table:table-cell>
              <table:table-cell office:value-type="float" office:value="-0.125508">
                <text:p>-0.125508</text:p>
              </table:table-cell>
              <table:table-cell office:value-type="float" office:value="-0.107813">
                <text:p>-0.1078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.435453">
                <text:p>0.435453</text:p>
              </table:table-cell>
              <table:table-cell office:value-type="float" office:value="-0.130781">
                <text:p>-0.130781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.428787">
                <text:p>0.428787</text:p>
              </table:table-cell>
              <table:table-cell office:value-type="float" office:value="-0.13582">
                <text:p>-0.13582</text:p>
              </table:table-cell>
              <table:table-cell office:value-type="float" office:value="-0.0984375">
                <text:p>-0.098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.421875">
                <text:p>0.421875</text:p>
              </table:table-cell>
              <table:table-cell office:value-type="float" office:value="-0.140625">
                <text:p>-0.140625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.414729">
                <text:p>0.414729</text:p>
              </table:table-cell>
              <table:table-cell office:value-type="float" office:value="-0.145195">
                <text:p>-0.145195</text:p>
              </table:table-cell>
              <table:table-cell office:value-type="float" office:value="-0.0890625">
                <text:p>-0.0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.407359">
                <text:p>0.407359</text:p>
              </table:table-cell>
              <table:table-cell office:value-type="float" office:value="-0.149531">
                <text:p>-0.149531</text:p>
              </table:table-cell>
              <table:table-cell office:value-type="float" office:value="-0.084375">
                <text:p>-0.08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.399779">
                <text:p>0.399779</text:p>
              </table:table-cell>
              <table:table-cell office:value-type="float" office:value="-0.153633">
                <text:p>-0.153633</text:p>
              </table:table-cell>
              <table:table-cell office:value-type="float" office:value="-0.0796875">
                <text:p>-0.07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.392">
                <text:p>0.392</text:p>
              </table:table-cell>
              <table:table-cell office:value-type="float" office:value="-0.1575">
                <text:p>-0.1575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.384033">
                <text:p>0.384033</text:p>
              </table:table-cell>
              <table:table-cell office:value-type="float" office:value="-0.161133">
                <text:p>-0.161133</text:p>
              </table:table-cell>
              <table:table-cell office:value-type="float" office:value="-0.0703125">
                <text:p>-0.07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.375891">
                <text:p>0.375891</text:p>
              </table:table-cell>
              <table:table-cell office:value-type="float" office:value="-0.164531">
                <text:p>-0.164531</text:p>
              </table:table-cell>
              <table:table-cell office:value-type="float" office:value="-0.065625">
                <text:p>-0.065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.367584">
                <text:p>0.367584</text:p>
              </table:table-cell>
              <table:table-cell office:value-type="float" office:value="-0.167695">
                <text:p>-0.167695</text:p>
              </table:table-cell>
              <table:table-cell office:value-type="float" office:value="-0.0609375">
                <text:p>-0.060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.359125">
                <text:p>0.359125</text:p>
              </table:table-cell>
              <table:table-cell office:value-type="float" office:value="-0.170625">
                <text:p>-0.170625</text:p>
              </table:table-cell>
              <table:table-cell office:value-type="float" office:value="-0.05625">
                <text:p>-0.0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.350525">
                <text:p>0.350525</text:p>
              </table:table-cell>
              <table:table-cell office:value-type="float" office:value="-0.17332">
                <text:p>-0.17332</text:p>
              </table:table-cell>
              <table:table-cell office:value-type="float" office:value="-0.0515625">
                <text:p>-0.051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.341797">
                <text:p>0.341797</text:p>
              </table:table-cell>
              <table:table-cell office:value-type="float" office:value="-0.175781">
                <text:p>-0.175781</text:p>
              </table:table-cell>
              <table:table-cell office:value-type="float" office:value="-0.046875">
                <text:p>-0.04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.332951">
                <text:p>0.332951</text:p>
              </table:table-cell>
              <table:table-cell office:value-type="float" office:value="-0.178008">
                <text:p>-0.178008</text:p>
              </table:table-cell>
              <table:table-cell office:value-type="float" office:value="-0.0421875">
                <text:p>-0.0421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.324">
                <text:p>0.324</text:p>
              </table:table-cell>
              <table:table-cell office:value-type="float" office:value="-0.18">
                <text:p>-0.18</text:p>
              </table:table-cell>
              <table:table-cell office:value-type="float" office:value="-0.0375">
                <text:p>-0.0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.314955">
                <text:p>0.314955</text:p>
              </table:table-cell>
              <table:table-cell office:value-type="float" office:value="-0.181758">
                <text:p>-0.181758</text:p>
              </table:table-cell>
              <table:table-cell office:value-type="float" office:value="-0.0328125">
                <text:p>-0.032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.305828">
                <text:p>0.305828</text:p>
              </table:table-cell>
              <table:table-cell office:value-type="float" office:value="-0.183281">
                <text:p>-0.183281</text:p>
              </table:table-cell>
              <table:table-cell office:value-type="float" office:value="-0.028125">
                <text:p>-0.028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.296631">
                <text:p>0.296631</text:p>
              </table:table-cell>
              <table:table-cell office:value-type="float" office:value="-0.18457">
                <text:p>-0.18457</text:p>
              </table:table-cell>
              <table:table-cell office:value-type="float" office:value="-0.0234375">
                <text:p>-0.0234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.287375">
                <text:p>0.287375</text:p>
              </table:table-cell>
              <table:table-cell office:value-type="float" office:value="-0.185625">
                <text:p>-0.185625</text:p>
              </table:table-cell>
              <table:table-cell office:value-type="float" office:value="-0.01875">
                <text:p>-0.01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.278072">
                <text:p>0.278072</text:p>
              </table:table-cell>
              <table:table-cell office:value-type="float" office:value="-0.186445">
                <text:p>-0.186445</text:p>
              </table:table-cell>
              <table:table-cell office:value-type="float" office:value="-0.0140625">
                <text:p>-0.01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.268734">
                <text:p>0.268734</text:p>
              </table:table-cell>
              <table:table-cell office:value-type="float" office:value="-0.187031">
                <text:p>-0.187031</text:p>
              </table:table-cell>
              <table:table-cell office:value-type="float" office:value="-0.009375">
                <text:p>-0.00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.259373">
                <text:p>0.259373</text:p>
              </table:table-cell>
              <table:table-cell office:value-type="float" office:value="-0.187383">
                <text:p>-0.187383</text:p>
              </table:table-cell>
              <table:table-cell office:value-type="float" office:value="-0.0046875">
                <text:p>-0.0046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-0.1875">
                <text:p>-0.1875</text:p>
              </table:table-cell>
              <table:table-cell office:value-type="float" office:value="-1.55431E-015">
                <text:p>-1.55431E-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.240627">
                <text:p>0.240627</text:p>
              </table:table-cell>
              <table:table-cell office:value-type="float" office:value="-0.187383">
                <text:p>-0.187383</text:p>
              </table:table-cell>
              <table:table-cell office:value-type="float" office:value="0.0046875">
                <text:p>0.0046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.231266">
                <text:p>0.231266</text:p>
              </table:table-cell>
              <table:table-cell office:value-type="float" office:value="-0.187031">
                <text:p>-0.187031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.221928">
                <text:p>0.221928</text:p>
              </table:table-cell>
              <table:table-cell office:value-type="float" office:value="-0.186445">
                <text:p>-0.186445</text:p>
              </table:table-cell>
              <table:table-cell office:value-type="float" office:value="0.0140625">
                <text:p>0.0140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.212625">
                <text:p>0.212625</text:p>
              </table:table-cell>
              <table:table-cell office:value-type="float" office:value="-0.185625">
                <text:p>-0.185625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.203369">
                <text:p>0.203369</text:p>
              </table:table-cell>
              <table:table-cell office:value-type="float" office:value="-0.18457">
                <text:p>-0.18457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.194172">
                <text:p>0.194172</text:p>
              </table:table-cell>
              <table:table-cell office:value-type="float" office:value="-0.183281">
                <text:p>-0.183281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.185045">
                <text:p>0.185045</text:p>
              </table:table-cell>
              <table:table-cell office:value-type="float" office:value="-0.181758">
                <text:p>-0.181758</text:p>
              </table:table-cell>
              <table:table-cell office:value-type="float" office:value="0.0328125">
                <text:p>0.032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.176">
                <text:p>0.176</text:p>
              </table:table-cell>
              <table:table-cell office:value-type="float" office:value="-0.18">
                <text:p>-0.18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.167049">
                <text:p>0.167049</text:p>
              </table:table-cell>
              <table:table-cell office:value-type="float" office:value="-0.178008">
                <text:p>-0.178008</text:p>
              </table:table-cell>
              <table:table-cell office:value-type="float" office:value="0.0421875">
                <text:p>0.042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.158203">
                <text:p>0.158203</text:p>
              </table:table-cell>
              <table:table-cell office:value-type="float" office:value="-0.175781">
                <text:p>-0.175781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.149475">
                <text:p>0.149475</text:p>
              </table:table-cell>
              <table:table-cell office:value-type="float" office:value="-0.17332">
                <text:p>-0.17332</text:p>
              </table:table-cell>
              <table:table-cell office:value-type="float" office:value="0.0515625">
                <text:p>0.051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.140875">
                <text:p>0.140875</text:p>
              </table:table-cell>
              <table:table-cell office:value-type="float" office:value="-0.170625">
                <text:p>-0.170625</text:p>
              </table:table-cell>
              <table:table-cell office:value-type="float" office:value="0.05625">
                <text:p>0.0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.132416">
                <text:p>0.132416</text:p>
              </table:table-cell>
              <table:table-cell office:value-type="float" office:value="-0.167695">
                <text:p>-0.167695</text:p>
              </table:table-cell>
              <table:table-cell office:value-type="float" office:value="0.0609375">
                <text:p>0.060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.124109">
                <text:p>0.124109</text:p>
              </table:table-cell>
              <table:table-cell office:value-type="float" office:value="-0.164531">
                <text:p>-0.164531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.115967">
                <text:p>0.115967</text:p>
              </table:table-cell>
              <table:table-cell office:value-type="float" office:value="-0.161133">
                <text:p>-0.161133</text:p>
              </table:table-cell>
              <table:table-cell office:value-type="float" office:value="0.0703125">
                <text:p>0.070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.108">
                <text:p>0.108</text:p>
              </table:table-cell>
              <table:table-cell office:value-type="float" office:value="-0.1575">
                <text:p>-0.157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.100221">
                <text:p>0.100221</text:p>
              </table:table-cell>
              <table:table-cell office:value-type="float" office:value="-0.153633">
                <text:p>-0.153633</text:p>
              </table:table-cell>
              <table:table-cell office:value-type="float" office:value="0.0796875">
                <text:p>0.0796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.0926406">
                <text:p>0.0926406</text:p>
              </table:table-cell>
              <table:table-cell office:value-type="float" office:value="-0.149531">
                <text:p>-0.149531</text:p>
              </table:table-cell>
              <table:table-cell office:value-type="float" office:value="0.084375">
                <text:p>0.084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.0852715">
                <text:p>0.0852715</text:p>
              </table:table-cell>
              <table:table-cell office:value-type="float" office:value="-0.145195">
                <text:p>-0.145195</text:p>
              </table:table-cell>
              <table:table-cell office:value-type="float" office:value="0.0890625">
                <text:p>0.089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.078125">
                <text:p>0.078125</text:p>
              </table:table-cell>
              <table:table-cell office:value-type="float" office:value="-0.140625">
                <text:p>-0.1406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.0712129">
                <text:p>0.0712129</text:p>
              </table:table-cell>
              <table:table-cell office:value-type="float" office:value="-0.13582">
                <text:p>-0.13582</text:p>
              </table:table-cell>
              <table:table-cell office:value-type="float" office:value="0.0984375">
                <text:p>0.0984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.0645469">
                <text:p>0.0645469</text:p>
              </table:table-cell>
              <table:table-cell office:value-type="float" office:value="-0.130781">
                <text:p>-0.130781</text:p>
              </table:table-cell>
              <table:table-cell office:value-type="float" office:value="0.103125">
                <text:p>0.1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.0581387">
                <text:p>0.0581387</text:p>
              </table:table-cell>
              <table:table-cell office:value-type="float" office:value="-0.125508">
                <text:p>-0.125508</text:p>
              </table:table-cell>
              <table:table-cell office:value-type="float" office:value="0.107812">
                <text:p>0.107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.052">
                <text:p>0.052</text:p>
              </table:table-cell>
              <table:table-cell office:value-type="float" office:value="-0.12">
                <text:p>-0.1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.0461426">
                <text:p>0.0461426</text:p>
              </table:table-cell>
              <table:table-cell office:value-type="float" office:value="-0.114258">
                <text:p>-0.114258</text:p>
              </table:table-cell>
              <table:table-cell office:value-type="float" office:value="0.117187">
                <text:p>0.1171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.0405781">
                <text:p>0.0405781</text:p>
              </table:table-cell>
              <table:table-cell office:value-type="float" office:value="-0.108281">
                <text:p>-0.108281</text:p>
              </table:table-cell>
              <table:table-cell office:value-type="float" office:value="0.121875">
                <text:p>0.121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.0353184">
                <text:p>0.0353184</text:p>
              </table:table-cell>
              <table:table-cell office:value-type="float" office:value="-0.10207">
                <text:p>-0.10207</text:p>
              </table:table-cell>
              <table:table-cell office:value-type="float" office:value="0.126562">
                <text:p>0.1265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.030375">
                <text:p>0.030375</text:p>
              </table:table-cell>
              <table:table-cell office:value-type="float" office:value="-0.095625">
                <text:p>-0.095625</text:p>
              </table:table-cell>
              <table:table-cell office:value-type="float" office:value="0.13125">
                <text:p>0.1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.0257598">
                <text:p>0.0257598</text:p>
              </table:table-cell>
              <table:table-cell office:value-type="float" office:value="-0.0889453">
                <text:p>-0.0889453</text:p>
              </table:table-cell>
              <table:table-cell office:value-type="float" office:value="0.135937">
                <text:p>0.1359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.0214844">
                <text:p>0.0214844</text:p>
              </table:table-cell>
              <table:table-cell office:value-type="float" office:value="-0.0820313">
                <text:p>-0.0820313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.0175605">
                <text:p>0.0175605</text:p>
              </table:table-cell>
              <table:table-cell office:value-type="float" office:value="-0.0748828">
                <text:p>-0.0748828</text:p>
              </table:table-cell>
              <table:table-cell office:value-type="float" office:value="0.145312">
                <text:p>0.145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.014">
                <text:p>0.014</text:p>
              </table:table-cell>
              <table:table-cell office:value-type="float" office:value="-0.0675">
                <text:p>-0.06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.0108145">
                <text:p>0.0108145</text:p>
              </table:table-cell>
              <table:table-cell office:value-type="float" office:value="-0.0598828">
                <text:p>-0.0598828</text:p>
              </table:table-cell>
              <table:table-cell office:value-type="float" office:value="0.154687">
                <text:p>0.154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.00801563">
                <text:p>0.00801563</text:p>
              </table:table-cell>
              <table:table-cell office:value-type="float" office:value="-0.0520313">
                <text:p>-0.0520313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.00561523">
                <text:p>0.00561523</text:p>
              </table:table-cell>
              <table:table-cell office:value-type="float" office:value="-0.0439453">
                <text:p>-0.0439453</text:p>
              </table:table-cell>
              <table:table-cell office:value-type="float" office:value="0.164062">
                <text:p>0.164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.003625">
                <text:p>0.003625</text:p>
              </table:table-cell>
              <table:table-cell office:value-type="float" office:value="-0.035625">
                <text:p>-0.035625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.00205664">
                <text:p>0.00205664</text:p>
              </table:table-cell>
              <table:table-cell office:value-type="float" office:value="-0.0270703">
                <text:p>-0.0270703</text:p>
              </table:table-cell>
              <table:table-cell office:value-type="float" office:value="0.173437">
                <text:p>0.173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.000921875">
                <text:p>0.000921875</text:p>
              </table:table-cell>
              <table:table-cell office:value-type="float" office:value="-0.0182813">
                <text:p>-0.0182813</text:p>
              </table:table-cell>
              <table:table-cell office:value-type="float" office:value="0.178125">
                <text:p>0.178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.000232422">
                <text:p>0.000232422</text:p>
              </table:table-cell>
              <table:table-cell office:value-type="float" office:value="-0.00925781">
                <text:p>-0.00925781</text:p>
              </table:table-cell>
              <table:table-cell office:value-type="float" office:value="0.182812">
                <text:p>0.182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1.77636E-015">
                <text:p>1.77636E-015</text:p>
              </table:table-cell>
              <table:table-cell office:value-type="float" office:value="-1.77636E-015">
                <text:p>-1.77636E-015</text:p>
              </table:table-cell>
              <table:table-cell office:value-type="float" office:value="0.1875">
                <text:p>0.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Sheet1.A1:Sheet1.A181 Sheet1.E1:Sheet1.G181" svg:x="0.32cm" svg:y="0.18cm" svg:width="12.481cm" svg:height="8.64cm">
          <chart:coordinate-region svg:x="0.862cm" svg:y="0.379cm" svg:width="11.75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181" chart:class="chart:scatter">
            <chart:domain table:cell-range-address="Sheet1.A1:Sheet1.A181"/>
            <chart:data-point chart:repeated="181"/>
          </chart:series>
          <chart:series chart:style-name="ch8" chart:values-cell-range-address="Sheet1.F1:Sheet1.F181" chart:class="chart:scatter">
            <chart:data-point chart:repeated="181"/>
          </chart:series>
          <chart:series chart:style-name="ch9" chart:values-cell-range-address="Sheet1.G1:Sheet1.G181" chart:class="chart:scatter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1.6">
                <text:p>1.6</text:p>
                <draw:g>
                  <svg:desc>Sheet1.E1:Sheet1.E181</svg:desc>
                </draw:g>
              </table:table-cell>
              <table:table-cell office:value-type="float" office:value="0">
                <text:p>0</text:p>
                <draw:g>
                  <svg:desc>Sheet1.F1:Sheet1.F181</svg:desc>
                </draw:g>
              </table:table-cell>
              <table:table-cell office:value-type="float" office:value="-3.6">
                <text:p>-3.6</text:p>
                <draw:g>
                  <svg:desc>Sheet1.G1:Sheet1.G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59565">
                <text:p>1.59565</text:p>
              </table:table-cell>
              <table:table-cell office:value-type="float" office:value="-0.171">
                <text:p>-0.171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.5832">
                <text:p>1.5832</text:p>
              </table:table-cell>
              <table:table-cell office:value-type="float" office:value="-0.324">
                <text:p>-0.324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.56355">
                <text:p>1.56355</text:p>
              </table:table-cell>
              <table:table-cell office:value-type="float" office:value="-0.459">
                <text:p>-0.459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5376">
                <text:p>1.5376</text:p>
              </table:table-cell>
              <table:table-cell office:value-type="float" office:value="-0.576">
                <text:p>-0.57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50625">
                <text:p>1.50625</text:p>
              </table:table-cell>
              <table:table-cell office:value-type="float" office:value="-0.675">
                <text:p>-0.67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4704">
                <text:p>1.4704</text:p>
              </table:table-cell>
              <table:table-cell office:value-type="float" office:value="-0.756">
                <text:p>-0.756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.43095">
                <text:p>1.43095</text:p>
              </table:table-cell>
              <table:table-cell office:value-type="float" office:value="-0.819">
                <text:p>-0.819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3888">
                <text:p>1.3888</text:p>
              </table:table-cell>
              <table:table-cell office:value-type="float" office:value="-0.864">
                <text:p>-0.86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34485">
                <text:p>1.34485</text:p>
              </table:table-cell>
              <table:table-cell office:value-type="float" office:value="-0.891">
                <text:p>-0.89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3">
                <text:p>1.3</text:p>
              </table:table-cell>
              <table:table-cell office:value-type="float" office:value="-0.9">
                <text:p>-0.9</text:p>
              </table:table-cell>
              <table:table-cell office:value-type="float" office:value="-4.44089E-016">
                <text:p>-4.44089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.25515">
                <text:p>1.25515</text:p>
              </table:table-cell>
              <table:table-cell office:value-type="float" office:value="-0.891">
                <text:p>-0.89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.2112">
                <text:p>1.2112</text:p>
              </table:table-cell>
              <table:table-cell office:value-type="float" office:value="-0.864">
                <text:p>-0.86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.16905">
                <text:p>1.16905</text:p>
              </table:table-cell>
              <table:table-cell office:value-type="float" office:value="-0.819">
                <text:p>-0.8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.1296">
                <text:p>1.1296</text:p>
              </table:table-cell>
              <table:table-cell office:value-type="float" office:value="-0.756">
                <text:p>-0.75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.09375">
                <text:p>1.09375</text:p>
              </table:table-cell>
              <table:table-cell office:value-type="float" office:value="-0.675">
                <text:p>-0.6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.0624">
                <text:p>1.0624</text:p>
              </table:table-cell>
              <table:table-cell office:value-type="float" office:value="-0.576">
                <text:p>-0.57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.03645">
                <text:p>1.03645</text:p>
              </table:table-cell>
              <table:table-cell office:value-type="float" office:value="-0.459">
                <text:p>-0.45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.0168">
                <text:p>1.0168</text:p>
              </table:table-cell>
              <table:table-cell office:value-type="float" office:value="-0.324">
                <text:p>-0.32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0435">
                <text:p>1.00435</text:p>
              </table:table-cell>
              <table:table-cell office:value-type="float" office:value="-0.171">
                <text:p>-0.17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998254">
                <text:p>0.998254</text:p>
              </table:table-cell>
              <table:table-cell office:value-type="float" office:value="-0.067275">
                <text:p>-0.067275</text:p>
              </table:table-cell>
              <table:table-cell office:value-type="float" office:value="-1.194">
                <text:p>-1.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99352">
                <text:p>0.99352</text:p>
              </table:table-cell>
              <table:table-cell office:value-type="float" office:value="-0.1197">
                <text:p>-0.1197</text:p>
              </table:table-cell>
              <table:table-cell office:value-type="float" office:value="-0.906">
                <text:p>-0.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986517">
                <text:p>0.986517</text:p>
              </table:table-cell>
              <table:table-cell office:value-type="float" office:value="-0.158175">
                <text:p>-0.158175</text:p>
              </table:table-cell>
              <table:table-cell office:value-type="float" office:value="-0.636">
                <text:p>-0.6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97792">
                <text:p>0.97792</text:p>
              </table:table-cell>
              <table:table-cell office:value-type="float" office:value="-0.1836">
                <text:p>-0.1836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968359">
                <text:p>0.968359</text:p>
              </table:table-cell>
              <table:table-cell office:value-type="float" office:value="-0.196875">
                <text:p>-0.1968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95842">
                <text:p>0.95842</text:p>
              </table:table-cell>
              <table:table-cell office:value-type="float" office:value="-0.1989">
                <text:p>-0.198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948642">
                <text:p>0.948642</text:p>
              </table:table-cell>
              <table:table-cell office:value-type="float" office:value="-0.190575">
                <text:p>-0.19057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93952">
                <text:p>0.93952</text:p>
              </table:table-cell>
              <table:table-cell office:value-type="float" office:value="-0.1728">
                <text:p>-0.1728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931504">
                <text:p>0.931504</text:p>
              </table:table-cell>
              <table:table-cell office:value-type="float" office:value="-0.146475">
                <text:p>-0.146475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925">
                <text:p>0.925</text:p>
              </table:table-cell>
              <table:table-cell office:value-type="float" office:value="-0.1125">
                <text:p>-0.1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920367">
                <text:p>0.920367</text:p>
              </table:table-cell>
              <table:table-cell office:value-type="float" office:value="-0.071775">
                <text:p>-0.07177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91792">
                <text:p>0.91792</text:p>
              </table:table-cell>
              <table:table-cell office:value-type="float" office:value="-0.0252">
                <text:p>-0.025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917929">
                <text:p>0.917929</text:p>
              </table:table-cell>
              <table:table-cell office:value-type="float" office:value="0.026325">
                <text:p>0.026325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92062">
                <text:p>0.92062</text:p>
              </table:table-cell>
              <table:table-cell office:value-type="float" office:value="0.0819">
                <text:p>0.0819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926172">
                <text:p>0.926172</text:p>
              </table:table-cell>
              <table:table-cell office:value-type="float" office:value="0.140625">
                <text:p>0.14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93472">
                <text:p>0.93472</text:p>
              </table:table-cell>
              <table:table-cell office:value-type="float" office:value="0.2016">
                <text:p>0.2016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946354">
                <text:p>0.946354</text:p>
              </table:table-cell>
              <table:table-cell office:value-type="float" office:value="0.263925">
                <text:p>0.263925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96112">
                <text:p>0.96112</text:p>
              </table:table-cell>
              <table:table-cell office:value-type="float" office:value="0.3267">
                <text:p>0.3267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979017">
                <text:p>0.979017</text:p>
              </table:table-cell>
              <table:table-cell office:value-type="float" office:value="0.389025">
                <text:p>0.389025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1.02398">
                <text:p>1.02398</text:p>
              </table:table-cell>
              <table:table-cell office:value-type="float" office:value="0.508725">
                <text:p>0.508725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1.05082">
                <text:p>1.05082</text:p>
              </table:table-cell>
              <table:table-cell office:value-type="float" office:value="0.5643">
                <text:p>0.5643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1.08034">
                <text:p>1.08034</text:p>
              </table:table-cell>
              <table:table-cell office:value-type="float" office:value="0.615825">
                <text:p>0.61582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1.11232">
                <text:p>1.11232</text:p>
              </table:table-cell>
              <table:table-cell office:value-type="float" office:value="0.6624">
                <text:p>0.6624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1.14648">
                <text:p>1.14648</text:p>
              </table:table-cell>
              <table:table-cell office:value-type="float" office:value="0.703125">
                <text:p>0.703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1.18252">
                <text:p>1.18252</text:p>
              </table:table-cell>
              <table:table-cell office:value-type="float" office:value="0.7371">
                <text:p>0.7371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1.22007">
                <text:p>1.22007</text:p>
              </table:table-cell>
              <table:table-cell office:value-type="float" office:value="0.763425">
                <text:p>0.763425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1.25872">
                <text:p>1.25872</text:p>
              </table:table-cell>
              <table:table-cell office:value-type="float" office:value="0.7812">
                <text:p>0.7812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1.29803">
                <text:p>1.29803</text:p>
              </table:table-cell>
              <table:table-cell office:value-type="float" office:value="0.789525">
                <text:p>0.78952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1.3375">
                <text:p>1.3375</text:p>
              </table:table-cell>
              <table:table-cell office:value-type="float" office:value="0.7875">
                <text:p>0.78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1.37659">
                <text:p>1.37659</text:p>
              </table:table-cell>
              <table:table-cell office:value-type="float" office:value="0.774225">
                <text:p>0.774225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1.41472">
                <text:p>1.41472</text:p>
              </table:table-cell>
              <table:table-cell office:value-type="float" office:value="0.7488">
                <text:p>0.7488</text:p>
              </table:table-cell>
              <table:table-cell office:value-type="float" office:value="-0.636">
                <text:p>-0.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1.45125">
                <text:p>1.45125</text:p>
              </table:table-cell>
              <table:table-cell office:value-type="float" office:value="0.710325">
                <text:p>0.710325</text:p>
              </table:table-cell>
              <table:table-cell office:value-type="float" office:value="-0.906">
                <text:p>-0.9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1.48552">
                <text:p>1.48552</text:p>
              </table:table-cell>
              <table:table-cell office:value-type="float" office:value="0.6579">
                <text:p>0.6579</text:p>
              </table:table-cell>
              <table:table-cell office:value-type="float" office:value="-1.194">
                <text:p>-1.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1.5168">
                <text:p>1.5168</text:p>
              </table:table-cell>
              <table:table-cell office:value-type="float" office:value="0.590625">
                <text:p>0.59062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1.54432">
                <text:p>1.54432</text:p>
              </table:table-cell>
              <table:table-cell office:value-type="float" office:value="0.5076">
                <text:p>0.5076</text:p>
              </table:table-cell>
              <table:table-cell office:value-type="float" office:value="-1.824">
                <text:p>-1.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1.56728">
                <text:p>1.56728</text:p>
              </table:table-cell>
              <table:table-cell office:value-type="float" office:value="0.407925">
                <text:p>0.407925</text:p>
              </table:table-cell>
              <table:table-cell office:value-type="float" office:value="-2.166">
                <text:p>-2.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1.58482">
                <text:p>1.58482</text:p>
              </table:table-cell>
              <table:table-cell office:value-type="float" office:value="0.2907">
                <text:p>0.2907</text:p>
              </table:table-cell>
              <table:table-cell office:value-type="float" office:value="-2.526">
                <text:p>-2.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1.59604">
                <text:p>1.59604</text:p>
              </table:table-cell>
              <table:table-cell office:value-type="float" office:value="0.155025">
                <text:p>0.155025</text:p>
              </table:table-cell>
              <table:table-cell office:value-type="float" office:value="-2.904">
                <text:p>-2.9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000000000000284217">
                <text:p>0.0000000000000284217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:Sheet1.A181 Sheet1.H1:Sheet1.J181" svg:x="0.32cm" svg:y="0.18cm" svg:width="12.508cm" svg:height="8.64cm">
          <chart:coordinate-region svg:x="1.047cm" svg:y="0.379cm" svg:width="11.5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181" chart:class="chart:scatter">
            <chart:domain table:cell-range-address="Sheet1.A1:Sheet1.A181"/>
            <chart:data-point chart:repeated="181"/>
          </chart:series>
          <chart:series chart:style-name="ch8" chart:values-cell-range-address="Sheet1.I1:Sheet1.I181" chart:class="chart:scatter">
            <chart:data-point chart:repeated="181"/>
          </chart:series>
          <chart:series chart:style-name="ch9" chart:values-cell-range-address="Sheet1.J1:Sheet1.J181" chart:class="chart:scatter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H1:Sheet1.H181</svg:desc>
                </draw:g>
              </table:table-cell>
              <table:table-cell office:value-type="float" office:value="0">
                <text:p>0</text:p>
                <draw:g>
                  <svg:desc>Sheet1.I1:Sheet1.I181</svg:desc>
                </draw:g>
              </table:table-cell>
              <table:table-cell office:value-type="float" office:value="0">
                <text:p>0</text:p>
                <draw:g>
                  <svg:desc>Sheet1.J1:Sheet1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33227E-015">
                <text:p>1.33227E-015</text:p>
              </table:table-cell>
              <table:table-cell office:value-type="float" office:value="3.55271E-015">
                <text:p>3.55271E-015</text:p>
              </table:table-cell>
              <table:table-cell office:value-type="float" office:value="9.42478">
                <text:p>9.42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113883">
                <text:p>0.0113883</text:p>
              </table:table-cell>
              <table:table-cell office:value-type="float" office:value="0.447677">
                <text:p>0.447677</text:p>
              </table:table-cell>
              <table:table-cell office:value-type="float" office:value="8.4823">
                <text:p>8.4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439823">
                <text:p>0.0439823</text:p>
              </table:table-cell>
              <table:table-cell office:value-type="float" office:value="0.84823">
                <text:p>0.84823</text:p>
              </table:table-cell>
              <table:table-cell office:value-type="float" office:value="7.53982">
                <text:p>7.53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954259">
                <text:p>0.0954259</text:p>
              </table:table-cell>
              <table:table-cell office:value-type="float" office:value="1.20166">
                <text:p>1.20166</text:p>
              </table:table-cell>
              <table:table-cell office:value-type="float" office:value="6.59734">
                <text:p>6.59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163363">
                <text:p>0.163363</text:p>
              </table:table-cell>
              <table:table-cell office:value-type="float" office:value="1.50796">
                <text:p>1.50796</text:p>
              </table:table-cell>
              <table:table-cell office:value-type="float" office:value="5.65487">
                <text:p>5.65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245437">
                <text:p>0.245437</text:p>
              </table:table-cell>
              <table:table-cell office:value-type="float" office:value="1.76715">
                <text:p>1.76715</text:p>
              </table:table-cell>
              <table:table-cell office:value-type="float" office:value="4.71239">
                <text:p>4.71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339292">
                <text:p>0.339292</text:p>
              </table:table-cell>
              <table:table-cell office:value-type="float" office:value="1.9792">
                <text:p>1.9792</text:p>
              </table:table-cell>
              <table:table-cell office:value-type="float" office:value="3.76991">
                <text:p>3.76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442572">
                <text:p>0.442572</text:p>
              </table:table-cell>
              <table:table-cell office:value-type="float" office:value="2.14414">
                <text:p>2.14414</text:p>
              </table:table-cell>
              <table:table-cell office:value-type="float" office:value="2.82743">
                <text:p>2.82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55292">
                <text:p>0.55292</text:p>
              </table:table-cell>
              <table:table-cell office:value-type="float" office:value="2.26195">
                <text:p>2.26195</text:p>
              </table:table-cell>
              <table:table-cell office:value-type="float" office:value="1.88496">
                <text:p>1.88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667981">
                <text:p>0.667981</text:p>
              </table:table-cell>
              <table:table-cell office:value-type="float" office:value="2.33263">
                <text:p>2.33263</text:p>
              </table:table-cell>
              <table:table-cell office:value-type="float" office:value="0.942478">
                <text:p>0.942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785398">
                <text:p>0.785398</text:p>
              </table:table-cell>
              <table:table-cell office:value-type="float" office:value="2.35619">
                <text:p>2.35619</text:p>
              </table:table-cell>
              <table:table-cell office:value-type="float" office:value="-0.0000000000000142109">
                <text:p>-0.0000000000000142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902815">
                <text:p>0.902815</text:p>
              </table:table-cell>
              <table:table-cell office:value-type="float" office:value="2.33263">
                <text:p>2.33263</text:p>
              </table:table-cell>
              <table:table-cell office:value-type="float" office:value="-0.942478">
                <text:p>-0.942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01788">
                <text:p>1.01788</text:p>
              </table:table-cell>
              <table:table-cell office:value-type="float" office:value="2.26195">
                <text:p>2.26195</text:p>
              </table:table-cell>
              <table:table-cell office:value-type="float" office:value="-1.88496">
                <text:p>-1.88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12822">
                <text:p>1.12822</text:p>
              </table:table-cell>
              <table:table-cell office:value-type="float" office:value="2.14414">
                <text:p>2.14414</text:p>
              </table:table-cell>
              <table:table-cell office:value-type="float" office:value="-2.82743">
                <text:p>-2.82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2315">
                <text:p>1.2315</text:p>
              </table:table-cell>
              <table:table-cell office:value-type="float" office:value="1.9792">
                <text:p>1.9792</text:p>
              </table:table-cell>
              <table:table-cell office:value-type="float" office:value="-3.76991">
                <text:p>-3.76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32536">
                <text:p>1.32536</text:p>
              </table:table-cell>
              <table:table-cell office:value-type="float" office:value="1.76715">
                <text:p>1.76715</text:p>
              </table:table-cell>
              <table:table-cell office:value-type="float" office:value="-4.71239">
                <text:p>-4.71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40743">
                <text:p>1.40743</text:p>
              </table:table-cell>
              <table:table-cell office:value-type="float" office:value="1.50796">
                <text:p>1.50796</text:p>
              </table:table-cell>
              <table:table-cell office:value-type="float" office:value="-5.65487">
                <text:p>-5.65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47537">
                <text:p>1.47537</text:p>
              </table:table-cell>
              <table:table-cell office:value-type="float" office:value="1.20166">
                <text:p>1.20166</text:p>
              </table:table-cell>
              <table:table-cell office:value-type="float" office:value="-6.59734">
                <text:p>-6.59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.52681">
                <text:p>1.52681</text:p>
              </table:table-cell>
              <table:table-cell office:value-type="float" office:value="0.84823">
                <text:p>0.84823</text:p>
              </table:table-cell>
              <table:table-cell office:value-type="float" office:value="-7.53982">
                <text:p>-7.53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.55941">
                <text:p>1.55941</text:p>
              </table:table-cell>
              <table:table-cell office:value-type="float" office:value="0.447677">
                <text:p>0.447677</text:p>
              </table:table-cell>
              <table:table-cell office:value-type="float" office:value="-8.4823">
                <text:p>-8.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.56473">
                <text:p>1.56473</text:p>
              </table:table-cell>
              <table:table-cell office:value-type="float" office:value="-0.227336">
                <text:p>-0.227336</text:p>
              </table:table-cell>
              <table:table-cell office:value-type="float" office:value="-3.64523">
                <text:p>-3.64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.54948">
                <text:p>1.54948</text:p>
              </table:table-cell>
              <table:table-cell office:value-type="float" office:value="-0.369333">
                <text:p>-0.369333</text:p>
              </table:table-cell>
              <table:table-cell office:value-type="float" office:value="-2.08131">
                <text:p>-2.08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.52898">
                <text:p>1.52898</text:p>
              </table:table-cell>
              <table:table-cell office:value-type="float" office:value="-0.439983">
                <text:p>-0.439983</text:p>
              </table:table-cell>
              <table:table-cell office:value-type="float" office:value="-0.788343">
                <text:p>-0.788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.50646">
                <text:p>1.50646</text:p>
              </table:table-cell>
              <table:table-cell office:value-type="float" office:value="-0.452389">
                <text:p>-0.452389</text:p>
              </table:table-cell>
              <table:table-cell office:value-type="float" office:value="0.251327">
                <text:p>0.251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48451">
                <text:p>1.48451</text:p>
              </table:table-cell>
              <table:table-cell office:value-type="float" office:value="-0.418777">
                <text:p>-0.418777</text:p>
              </table:table-cell>
              <table:table-cell office:value-type="float" office:value="1.05538">
                <text:p>1.05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46516">
                <text:p>1.46516</text:p>
              </table:table-cell>
              <table:table-cell office:value-type="float" office:value="-0.350484">
                <text:p>-0.350484</text:p>
              </table:table-cell>
              <table:table-cell office:value-type="float" office:value="1.64148">
                <text:p>1.64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.44986">
                <text:p>1.44986</text:p>
              </table:table-cell>
              <table:table-cell office:value-type="float" office:value="-0.257966">
                <text:p>-0.257966</text:p>
              </table:table-cell>
              <table:table-cell office:value-type="float" office:value="2.02731">
                <text:p>2.02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.4396">
                <text:p>1.4396</text:p>
              </table:table-cell>
              <table:table-cell office:value-type="float" office:value="-0.150796">
                <text:p>-0.150796</text:p>
              </table:table-cell>
              <table:table-cell office:value-type="float" office:value="2.23053">
                <text:p>2.23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.43488">
                <text:p>1.43488</text:p>
              </table:table-cell>
              <table:table-cell office:value-type="float" office:value="-0.0376623">
                <text:p>-0.0376623</text:p>
              </table:table-cell>
              <table:table-cell office:value-type="float" office:value="2.26882">
                <text:p>2.26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.43581">
                <text:p>1.43581</text:p>
              </table:table-cell>
              <table:table-cell office:value-type="float" office:value="0.0736311">
                <text:p>0.0736311</text:p>
              </table:table-cell>
              <table:table-cell office:value-type="float" office:value="2.15985">
                <text:p>2.15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.4421">
                <text:p>1.4421</text:p>
              </table:table-cell>
              <table:table-cell office:value-type="float" office:value="0.176162">
                <text:p>0.176162</text:p>
              </table:table-cell>
              <table:table-cell office:value-type="float" office:value="1.92128">
                <text:p>1.92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.45318">
                <text:p>1.45318</text:p>
              </table:table-cell>
              <table:table-cell office:value-type="float" office:value="0.263894">
                <text:p>0.263894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.46816">
                <text:p>1.46816</text:p>
              </table:table-cell>
              <table:table-cell office:value-type="float" office:value="0.331671">
                <text:p>0.331671</text:p>
              </table:table-cell>
              <table:table-cell office:value-type="float" office:value="1.12606">
                <text:p>1.12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.48594">
                <text:p>1.48594</text:p>
              </table:table-cell>
              <table:table-cell office:value-type="float" office:value="0.375224">
                <text:p>0.375224</text:p>
              </table:table-cell>
              <table:table-cell office:value-type="float" office:value="0.604757">
                <text:p>0.604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1.50522">
                <text:p>1.50522</text:p>
              </table:table-cell>
              <table:table-cell office:value-type="float" office:value="0.391165">
                <text:p>0.391165</text:p>
              </table:table-cell>
              <table:table-cell office:value-type="float" office:value="0.0245437">
                <text:p>0.0245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1.52455">
                <text:p>1.52455</text:p>
              </table:table-cell>
              <table:table-cell office:value-type="float" office:value="0.376991">
                <text:p>0.376991</text:p>
              </table:table-cell>
              <table:table-cell office:value-type="float" office:value="-0.596903">
                <text:p>-0.596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1.54239">
                <text:p>1.54239</text:p>
              </table:table-cell>
              <table:table-cell office:value-type="float" office:value="0.331082">
                <text:p>0.331082</text:p>
              </table:table-cell>
              <table:table-cell office:value-type="float" office:value="-1.24191">
                <text:p>-1.241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1.55712">
                <text:p>1.55712</text:p>
              </table:table-cell>
              <table:table-cell office:value-type="float" office:value="0.252702">
                <text:p>0.252702</text:p>
              </table:table-cell>
              <table:table-cell office:value-type="float" office:value="-1.89281">
                <text:p>-1.89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1.56712">
                <text:p>1.56712</text:p>
              </table:table-cell>
              <table:table-cell office:value-type="float" office:value="0.141998">
                <text:p>0.141998</text:p>
              </table:table-cell>
              <table:table-cell office:value-type="float" office:value="-2.53193">
                <text:p>-2.53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.5708">
                <text:p>1.5708</text:p>
              </table:table-cell>
              <table:table-cell office:value-type="float" office:value="0.000000000000682121">
                <text:p>0.000000000000682121</text:p>
              </table:table-cell>
              <table:table-cell office:value-type="float" office:value="-3.14159">
                <text:p>-3.141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1.56663">
                <text:p>1.56663</text:p>
              </table:table-cell>
              <table:table-cell office:value-type="float" office:value="-0.171376">
                <text:p>-0.171376</text:p>
              </table:table-cell>
              <table:table-cell office:value-type="float" office:value="-3.70413">
                <text:p>-3.70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1.55322">
                <text:p>1.55322</text:p>
              </table:table-cell>
              <table:table-cell office:value-type="float" office:value="-0.369333">
                <text:p>-0.369333</text:p>
              </table:table-cell>
              <table:table-cell office:value-type="float" office:value="-4.20188">
                <text:p>-4.20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1.52931">
                <text:p>1.52931</text:p>
              </table:table-cell>
              <table:table-cell office:value-type="float" office:value="-0.59019">
                <text:p>-0.59019</text:p>
              </table:table-cell>
              <table:table-cell office:value-type="float" office:value="-4.61716">
                <text:p>-4.61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1.49389">
                <text:p>1.49389</text:p>
              </table:table-cell>
              <table:table-cell office:value-type="float" office:value="-0.82938">
                <text:p>-0.82938</text:p>
              </table:table-cell>
              <table:table-cell office:value-type="float" office:value="-4.9323">
                <text:p>-4.9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1.44616">
                <text:p>1.44616</text:p>
              </table:table-cell>
              <table:table-cell office:value-type="float" office:value="-1.08146">
                <text:p>-1.08146</text:p>
              </table:table-cell>
              <table:table-cell office:value-type="float" office:value="-5.12963">
                <text:p>-5.12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1.38563">
                <text:p>1.38563</text:p>
              </table:table-cell>
              <table:table-cell office:value-type="float" office:value="-1.34009">
                <text:p>-1.34009</text:p>
              </table:table-cell>
              <table:table-cell office:value-type="float" office:value="-5.19148">
                <text:p>-5.1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1.31216">
                <text:p>1.31216</text:p>
              </table:table-cell>
              <table:table-cell office:value-type="float" office:value="-1.59805">
                <text:p>-1.59805</text:p>
              </table:table-cell>
              <table:table-cell office:value-type="float" office:value="-5.10018">
                <text:p>-5.10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1.22598">
                <text:p>1.22598</text:p>
              </table:table-cell>
              <table:table-cell office:value-type="float" office:value="-1.84726">
                <text:p>-1.84726</text:p>
              </table:table-cell>
              <table:table-cell office:value-type="float" office:value="-4.83805">
                <text:p>-4.83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1.12773">
                <text:p>1.12773</text:p>
              </table:table-cell>
              <table:table-cell office:value-type="float" office:value="-2.07872">
                <text:p>-2.07872</text:p>
              </table:table-cell>
              <table:table-cell office:value-type="float" office:value="-4.38743">
                <text:p>-4.3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1.01856">
                <text:p>1.01856</text:p>
              </table:table-cell>
              <table:table-cell office:value-type="float" office:value="-2.28256">
                <text:p>-2.28256</text:p>
              </table:table-cell>
              <table:table-cell office:value-type="float" office:value="-3.73064">
                <text:p>-3.73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0.900115">
                <text:p>0.900115</text:p>
              </table:table-cell>
              <table:table-cell office:value-type="float" office:value="-2.44805">
                <text:p>-2.44805</text:p>
              </table:table-cell>
              <table:table-cell office:value-type="float" office:value="-2.85001">
                <text:p>-2.85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774591">
                <text:p>0.774591</text:p>
              </table:table-cell>
              <table:table-cell office:value-type="float" office:value="-2.56354">
                <text:p>-2.56354</text:p>
              </table:table-cell>
              <table:table-cell office:value-type="float" office:value="-1.72788">
                <text:p>-1.727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0.644802">
                <text:p>0.644802</text:p>
              </table:table-cell>
              <table:table-cell office:value-type="float" office:value="-2.61652">
                <text:p>-2.61652</text:p>
              </table:table-cell>
              <table:table-cell office:value-type="float" office:value="-0.346557">
                <text:p>-0.34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514204">
                <text:p>0.514204</text:p>
              </table:table-cell>
              <table:table-cell office:value-type="float" office:value="-2.59358">
                <text:p>-2.59358</text:p>
              </table:table-cell>
              <table:table-cell office:value-type="float" office:value="1.31161">
                <text:p>1.31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0.386947">
                <text:p>0.386947</text:p>
              </table:table-cell>
              <table:table-cell office:value-type="float" office:value="-2.48045">
                <text:p>-2.48045</text:p>
              </table:table-cell>
              <table:table-cell office:value-type="float" office:value="3.26431">
                <text:p>3.26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267915">
                <text:p>0.267915</text:p>
              </table:table-cell>
              <table:table-cell office:value-type="float" office:value="-2.26195">
                <text:p>-2.26195</text:p>
              </table:table-cell>
              <table:table-cell office:value-type="float" office:value="5.5292">
                <text:p>5.5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0.162775">
                <text:p>0.162775</text:p>
              </table:table-cell>
              <table:table-cell office:value-type="float" office:value="-1.92203">
                <text:p>-1.92203</text:p>
              </table:table-cell>
              <table:table-cell office:value-type="float" office:value="8.12396">
                <text:p>8.12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0.0780175">
                <text:p>0.0780175</text:p>
              </table:table-cell>
              <table:table-cell office:value-type="float" office:value="-1.44376">
                <text:p>-1.44376</text:p>
              </table:table-cell>
              <table:table-cell office:value-type="float" office:value="11.0663">
                <text:p>11.0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0.0210017">
                <text:p>0.0210017</text:p>
              </table:table-cell>
              <table:table-cell office:value-type="float" office:value="-0.809316">
                <text:p>-0.809316</text:p>
              </table:table-cell>
              <table:table-cell office:value-type="float" office:value="14.3738">
                <text:p>14.3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0227374">
                <text:p>0.00000000000227374</text:p>
              </table:table-cell>
              <table:table-cell office:value-type="float" office:value="-0.00000000000136424">
                <text:p>-0.00000000000136424</text:p>
              </table:table-cell>
              <table:table-cell office:value-type="float" office:value="18.0642">
                <text:p>18.06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